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ro1" style:family="table-row">
      <style:table-row-properties style:row-height="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" table:default-cell-style-name="ce2"/>
        <table:table-column table:style-name="co1" table:number-columns-repeated="16364"/>
        <table:table-row table:style-name="ro1">
          <table:table-cell table:style-name="ce1" office:value-type="string" calcext:value-type="string" table:number-columns-spanned="2" table:number-rows-spanned="1">
            <text:p>Lista de cordenadas</text:p>
          </table:table-cell>
          <table:covered-table-cell/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484" calcext:value-type="float">
            <text:p>484</text:p>
          </table:table-cell>
          <table:table-cell office:value-type="string" calcext:value-type="string">
            <text:p>Externas</text:p>
          </table:table-cell>
          <table:table-cell table:formula="of:=[.D1]+[.$A$3]" office:value-type="float" office:value="333" calcext:value-type="float">
            <text:p>333</text:p>
          </table:table-cell>
          <table:table-cell table:formula="of:=[.E1]+[.$A$3]" office:value-type="float" office:value="517" calcext:value-type="float">
            <text:p>517</text:p>
          </table:table-cell>
          <table:table-cell/>
          <table:table-cell table:formula="of:=&quot;&quot;&amp;[.D1]&amp;&quot;, &quot;&amp;[.E1]&amp;&quot;, &quot;&amp;[.G1]&amp;&quot;, &quot;&amp;[.H1]&amp;&quot;, &quot;&amp;[.C1]&amp;&quot;&quot;" office:value-type="string" office:string-value="300, 484, 333, 517, 1" calcext:value-type="string">
            <text:p>300, 484, 333, 517, 1</text:p>
          </table:table-cell>
          <table:table-cell table:number-columns-repeated="3"/>
          <table:table-cell office:value-type="string" calcext:value-type="string">
            <text:p>Externas</text:p>
          </table:table-cell>
          <table:table-cell table:number-columns-repeated="2"/>
          <table:table-cell office:value-type="string" calcext:value-type="string">
            <text:p>C=X1</text:p>
          </table:table-cell>
          <table:table-cell office:value-type="string" calcext:value-type="string">
            <text:p>D=Y1</text:p>
          </table:table-cell>
          <table:table-cell office:value-type="string" calcext:value-type="string">
            <text:p>G=X2</text:p>
          </table:table-cell>
          <table:table-cell office:value-type="string" calcext:value-type="string">
            <text:p>H=Y2</text:p>
          </table:table-cell>
          <table:table-cell table:style-name="ce2" table:number-columns-repeated="16364"/>
        </table:table-row>
        <table:table-row table:style-name="ro1">
          <table:table-cell table:style-name="ce1" office:value-type="string" calcext:value-type="string" table:number-columns-spanned="2" table:number-rows-spanned="1">
            <text:p>Tamaño de celda</text:p>
          </table:table-cell>
          <table:covered-table-cell/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[.D2]+[.$A$3]" office:value-type="float" office:value="350" calcext:value-type="float">
            <text:p>350</text:p>
          </table:table-cell>
          <table:table-cell table:formula="of:=[.E2]+[.$A$3]" office:value-type="float" office:value="551" calcext:value-type="float">
            <text:p>551</text:p>
          </table:table-cell>
          <table:table-cell/>
          <table:table-cell table:formula="of:=&quot;&quot;&amp;[.D2]&amp;&quot;, &quot;&amp;[.E2]&amp;&quot;, &quot;&amp;[.G2]&amp;&quot;, &quot;&amp;[.H2]&amp;&quot;, &quot;&amp;[.C2]&amp;&quot;&quot;" office:value-type="string" office:string-value="317, 518, 350, 551, 2" calcext:value-type="string">
            <text:p>317, 518, 350, 551, 2</text:p>
          </table:table-cell>
          <table:table-cell table:number-columns-repeated="2"/>
          <table:table-cell table:formula="of:=COM.MICROSOFT.TEXTJOIN(CHAR(10);1;[.J1:.J68])" office:value-type="string" office:string-value="300, 484, 333, 517, 1&#10;317, 518, 350, 551, 2&#10;317, 551, 350, 584, 3&#10;317, 585, 350, 618, 4&#10;317, 618, 350, 651, 5&#10;317, 652, 350, 685, 6&#10;317, 685, 350, 718, 7&#10;334, 719, 367, 752, 8&#10;367, 719, 400, 752, 9&#10;401, 719, 434, 752, 10&#10;417, 685, 450, 718, 11&#10;417, 652, 450, 685, 12&#10;417, 618, 450, 651, 13&#10;417, 585, 450, 618, 14&#10;417, 551, 450, 584, 15&#10;417, 518, 450, 551, 16&#10;434, 484, 467, 517, 17&#10;484, 434, 517, 467, 18&#10;518, 417, 551, 450, 19&#10;551, 417, 584, 450, 20&#10;585, 417, 618, 450, 21&#10;618, 417, 651, 450, 22&#10;652, 417, 685, 450, 23&#10;685, 417, 718, 450, 24&#10;719, 401, 752, 434, 25&#10;719, 367, 752, 400, 26&#10;719, 334, 752, 367, 27&#10;685, 317, 718, 350, 28&#10;652, 317, 685, 350, 29&#10;618, 317, 651, 350, 30&#10;585, 317, 618, 350, 31&#10;551, 317, 584, 350, 32&#10;518, 317, 551, 350, 33&#10;484, 300, 517, 333, 34&#10;434, 250, 467, 283, 35&#10;417, 217, 450, 250, 36&#10;417, 183, 450, 216, 37&#10;417, 150, 450, 183, 38&#10;417, 116, 450, 149, 39&#10;417, 83, 450, 116, 40&#10;417, 49, 450, 82, 41&#10;401, 16, 434, 49, 42&#10;367, 16, 400, 49, 43&#10;334, 16, 367, 49, 44&#10;317, 49, 350, 82, 45&#10;317, 83, 350, 116, 46&#10;317, 116, 350, 149, 47&#10;317, 150, 350, 183, 48&#10;317, 183, 350, 216, 49&#10;317, 217, 350, 250, 50&#10;300, 250, 333, 283, 51&#10;250, 300, 283, 333, 52&#10;217, 317, 250, 350, 53&#10;183, 317, 216, 350, 54&#10;150, 317, 183, 350, 55&#10;116, 317, 149, 350, 56&#10;83, 317, 116, 350, 57&#10;49, 317, 82, 350, 58&#10;16, 334, 49, 367, 59&#10;16, 367, 49, 400, 60&#10;16, 401, 49, 434, 61&#10;49, 417, 82, 450, 62&#10;83, 417, 116, 450, 63&#10;116, 417, 149, 450, 64&#10;150, 417, 183, 450, 65&#10;183, 417, 216, 450, 66&#10;217, 417, 250, 450, 67&#10;250, 434, 283, 467, 68" calcext:value-type="string" table:number-columns-spanned="3" table:number-rows-spanned="30">
            <text:p>300, 484, 333, 517, 1</text:p>
            <text:p>317, 518, 350, 551, 2</text:p>
            <text:p>317, 551, 350, 584, 3</text:p>
            <text:p>317, 585, 350, 618, 4</text:p>
            <text:p>317, 618, 350, 651, 5</text:p>
            <text:p>317, 652, 350, 685, 6</text:p>
            <text:p>317, 685, 350, 718, 7</text:p>
            <text:p>334, 719, 367, 752, 8</text:p>
            <text:p>367, 719, 400, 752, 9</text:p>
            <text:p>401, 719, 434, 752, 10</text:p>
            <text:p>417, 685, 450, 718, 11</text:p>
            <text:p>417, 652, 450, 685, 12</text:p>
            <text:p>417, 618, 450, 651, 13</text:p>
            <text:p>417, 585, 450, 618, 14</text:p>
            <text:p>417, 551, 450, 584, 15</text:p>
            <text:p>417, 518, 450, 551, 16</text:p>
            <text:p>434, 484, 467, 517, 17</text:p>
            <text:p>484, 434, 517, 467, 18</text:p>
            <text:p>518, 417, 551, 450, 19</text:p>
            <text:p>551, 417, 584, 450, 20</text:p>
            <text:p>585, 417, 618, 450, 21</text:p>
            <text:p>618, 417, 651, 450, 22</text:p>
            <text:p>652, 417, 685, 450, 23</text:p>
            <text:p>685, 417, 718, 450, 24</text:p>
            <text:p>719, 401, 752, 434, 25</text:p>
            <text:p>719, 367, 752, 400, 26</text:p>
            <text:p>719, 334, 752, 367, 27</text:p>
            <text:p>685, 317, 718, 350, 28</text:p>
            <text:p>652, 317, 685, 350, 29</text:p>
            <text:p>618, 317, 651, 350, 30</text:p>
            <text:p>585, 317, 618, 350, 31</text:p>
            <text:p>551, 317, 584, 350, 32</text:p>
            <text:p>518, 317, 551, 350, 33</text:p>
            <text:p>484, 300, 517, 333, 34</text:p>
            <text:p>434, 250, 467, 283, 35</text:p>
            <text:p>417, 217, 450, 250, 36</text:p>
            <text:p>417, 183, 450, 216, 37</text:p>
            <text:p>417, 150, 450, 183, 38</text:p>
            <text:p>417, 116, 450, 149, 39</text:p>
            <text:p>417, 83, 450, 116, 40</text:p>
            <text:p>417, 49, 450, 82, 41</text:p>
            <text:p>401, 16, 434, 49, 42</text:p>
            <text:p>367, 16, 400, 49, 43</text:p>
            <text:p>334, 16, 367, 49, 44</text:p>
            <text:p>317, 49, 350, 82, 45</text:p>
            <text:p>317, 83, 350, 116, 46</text:p>
            <text:p>317, 116, 350, 149, 47</text:p>
            <text:p>317, 150, 350, 183, 48</text:p>
            <text:p>317, 183, 350, 216, 49</text:p>
            <text:p>317, 217, 350, 250, 50</text:p>
            <text:p>300, 250, 333, 283, 51</text:p>
            <text:p>250, 300, 283, 333, 52</text:p>
            <text:p>217, 317, 250, 350, 53</text:p>
            <text:p>183, 317, 216, 350, 54</text:p>
            <text:p>150, 317, 183, 350, 55</text:p>
            <text:p>116, 317, 149, 350, 56</text:p>
            <text:p>83, 317, 116, 350, 57</text:p>
            <text:p>49, 317, 82, 350, 58</text:p>
            <text:p>16, 334, 49, 367, 59</text:p>
            <text:p>16, 367, 49, 400, 60</text:p>
            <text:p>16, 401, 49, 434, 61</text:p>
            <text:p>49, 417, 82, 450, 62</text:p>
            <text:p>83, 417, 116, 450, 63</text:p>
            <text:p>116, 417, 149, 450, 64</text:p>
            <text:p>150, 417, 183, 450, 65</text:p>
            <text:p>183, 417, 216, 450, 66</text:p>
            <text:p>217, 417, 250, 450, 67</text:p>
            <text:p>250, 434, 283, 467, 68</text:p>
          </table:table-cell>
          <table:covered-table-cell table:number-columns-repeated="2"/>
          <table:table-cell table:number-columns-repeated="5"/>
          <table:table-cell table:style-name="ce2" table:number-columns-repeated="16364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17" calcext:value-type="float">
            <text:p>317</text:p>
          </table:table-cell>
          <table:table-cell office:value-type="float" office:value="551" calcext:value-type="float">
            <text:p>551</text:p>
          </table:table-cell>
          <table:table-cell/>
          <table:table-cell table:formula="of:=[.D3]+[.$A$3]" office:value-type="float" office:value="350" calcext:value-type="float">
            <text:p>350</text:p>
          </table:table-cell>
          <table:table-cell table:formula="of:=[.E3]+[.$A$3]" office:value-type="float" office:value="584" calcext:value-type="float">
            <text:p>584</text:p>
          </table:table-cell>
          <table:table-cell/>
          <table:table-cell table:formula="of:=&quot;&quot;&amp;[.D3]&amp;&quot;, &quot;&amp;[.E3]&amp;&quot;, &quot;&amp;[.G3]&amp;&quot;, &quot;&amp;[.H3]&amp;&quot;, &quot;&amp;[.C3]&amp;&quot;&quot;" office:value-type="string" office:string-value="317, 551, 350, 584, 3" calcext:value-type="string">
            <text:p>317, 551, 350, 584, 3</text:p>
          </table:table-cell>
          <table:table-cell table:number-columns-repeated="2"/>
          <table:covered-table-cell table:number-columns-repeated="3"/>
          <table:table-cell table:number-columns-repeated="5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17" calcext:value-type="float">
            <text:p>317</text:p>
          </table:table-cell>
          <table:table-cell office:value-type="float" office:value="585" calcext:value-type="float">
            <text:p>585</text:p>
          </table:table-cell>
          <table:table-cell/>
          <table:table-cell table:formula="of:=[.D4]+[.$A$3]" office:value-type="float" office:value="350" calcext:value-type="float">
            <text:p>350</text:p>
          </table:table-cell>
          <table:table-cell table:formula="of:=[.E4]+[.$A$3]" office:value-type="float" office:value="618" calcext:value-type="float">
            <text:p>618</text:p>
          </table:table-cell>
          <table:table-cell/>
          <table:table-cell table:formula="of:=&quot;&quot;&amp;[.D4]&amp;&quot;, &quot;&amp;[.E4]&amp;&quot;, &quot;&amp;[.G4]&amp;&quot;, &quot;&amp;[.H4]&amp;&quot;, &quot;&amp;[.C4]&amp;&quot;&quot;" office:value-type="string" office:string-value="317, 585, 350, 618, 4" calcext:value-type="string">
            <text:p>317, 585, 350, 618, 4</text:p>
          </table:table-cell>
          <table:table-cell table:number-columns-repeated="2"/>
          <table:covered-table-cell table:number-columns-repeated="3"/>
          <table:table-cell table:number-columns-repeated="5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17" calcext:value-type="float">
            <text:p>317</text:p>
          </table:table-cell>
          <table:table-cell office:value-type="float" office:value="618" calcext:value-type="float">
            <text:p>618</text:p>
          </table:table-cell>
          <table:table-cell/>
          <table:table-cell table:formula="of:=[.D5]+[.$A$3]" office:value-type="float" office:value="350" calcext:value-type="float">
            <text:p>350</text:p>
          </table:table-cell>
          <table:table-cell table:formula="of:=[.E5]+[.$A$3]" office:value-type="float" office:value="651" calcext:value-type="float">
            <text:p>651</text:p>
          </table:table-cell>
          <table:table-cell/>
          <table:table-cell table:formula="of:=&quot;&quot;&amp;[.D5]&amp;&quot;, &quot;&amp;[.E5]&amp;&quot;, &quot;&amp;[.G5]&amp;&quot;, &quot;&amp;[.H5]&amp;&quot;, &quot;&amp;[.C5]&amp;&quot;&quot;" office:value-type="string" office:string-value="317, 618, 350, 651, 5" calcext:value-type="string">
            <text:p>317, 618, 350, 651, 5</text:p>
          </table:table-cell>
          <table:table-cell table:number-columns-repeated="2"/>
          <table:covered-table-cell table:number-columns-repeated="3"/>
          <table:table-cell table:number-columns-repeated="5"/>
          <table:table-cell table:style-name="ce2" table:number-columns-repeated="16364"/>
        </table:table-row>
        <table:table-row table:style-name="ro1">
          <table:table-cell table:style-name="Default" table:number-columns-repeated="2"/>
          <table:table-cell office:value-type="float" office:value="6" calcext:value-type="float">
            <text:p>6</text:p>
          </table:table-cell>
          <table:table-cell office:value-type="float" office:value="317" calcext:value-type="float">
            <text:p>317</text:p>
          </table:table-cell>
          <table:table-cell office:value-type="float" office:value="652" calcext:value-type="float">
            <text:p>652</text:p>
          </table:table-cell>
          <table:table-cell/>
          <table:table-cell table:formula="of:=[.D6]+[.$A$3]" office:value-type="float" office:value="350" calcext:value-type="float">
            <text:p>350</text:p>
          </table:table-cell>
          <table:table-cell table:formula="of:=[.E6]+[.$A$3]" office:value-type="float" office:value="685" calcext:value-type="float">
            <text:p>685</text:p>
          </table:table-cell>
          <table:table-cell/>
          <table:table-cell table:formula="of:=&quot;&quot;&amp;[.D6]&amp;&quot;, &quot;&amp;[.E6]&amp;&quot;, &quot;&amp;[.G6]&amp;&quot;, &quot;&amp;[.H6]&amp;&quot;, &quot;&amp;[.C6]&amp;&quot;&quot;" office:value-type="string" office:string-value="317, 652, 350, 685, 6" calcext:value-type="string">
            <text:p>317, 652, 350, 685, 6</text:p>
          </table:table-cell>
          <table:table-cell table:number-columns-repeated="2"/>
          <table:covered-table-cell table:number-columns-repeated="3"/>
          <table:table-cell table:number-columns-repeated="5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17" calcext:value-type="float">
            <text:p>317</text:p>
          </table:table-cell>
          <table:table-cell office:value-type="float" office:value="685" calcext:value-type="float">
            <text:p>685</text:p>
          </table:table-cell>
          <table:table-cell/>
          <table:table-cell table:formula="of:=[.D7]+[.$A$3]" office:value-type="float" office:value="350" calcext:value-type="float">
            <text:p>350</text:p>
          </table:table-cell>
          <table:table-cell table:formula="of:=[.E7]+[.$A$3]" office:value-type="float" office:value="718" calcext:value-type="float">
            <text:p>718</text:p>
          </table:table-cell>
          <table:table-cell/>
          <table:table-cell table:formula="of:=&quot;&quot;&amp;[.D7]&amp;&quot;, &quot;&amp;[.E7]&amp;&quot;, &quot;&amp;[.G7]&amp;&quot;, &quot;&amp;[.H7]&amp;&quot;, &quot;&amp;[.C7]&amp;&quot;&quot;" office:value-type="string" office:string-value="317, 685, 350, 718, 7" calcext:value-type="string">
            <text:p>317, 685, 350, 718, 7</text:p>
          </table:table-cell>
          <table:table-cell table:number-columns-repeated="2"/>
          <table:covered-table-cell table:number-columns-repeated="3"/>
          <table:table-cell table:number-columns-repeated="5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34" calcext:value-type="float">
            <text:p>334</text:p>
          </table:table-cell>
          <table:table-cell office:value-type="float" office:value="719" calcext:value-type="float">
            <text:p>719</text:p>
          </table:table-cell>
          <table:table-cell/>
          <table:table-cell table:formula="of:=[.D8]+[.$A$3]" office:value-type="float" office:value="367" calcext:value-type="float">
            <text:p>367</text:p>
          </table:table-cell>
          <table:table-cell table:formula="of:=[.E8]+[.$A$3]" office:value-type="float" office:value="752" calcext:value-type="float">
            <text:p>752</text:p>
          </table:table-cell>
          <table:table-cell/>
          <table:table-cell table:formula="of:=&quot;&quot;&amp;[.D8]&amp;&quot;, &quot;&amp;[.E8]&amp;&quot;, &quot;&amp;[.G8]&amp;&quot;, &quot;&amp;[.H8]&amp;&quot;, &quot;&amp;[.C8]&amp;&quot;&quot;" office:value-type="string" office:string-value="334, 719, 367, 752, 8" calcext:value-type="string">
            <text:p>334, 719, 367, 752, 8</text:p>
          </table:table-cell>
          <table:table-cell table:number-columns-repeated="2"/>
          <table:covered-table-cell table:number-columns-repeated="3"/>
          <table:table-cell table:number-columns-repeated="5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67" calcext:value-type="float">
            <text:p>367</text:p>
          </table:table-cell>
          <table:table-cell office:value-type="float" office:value="719" calcext:value-type="float">
            <text:p>719</text:p>
          </table:table-cell>
          <table:table-cell/>
          <table:table-cell table:formula="of:=[.D9]+[.$A$3]" office:value-type="float" office:value="400" calcext:value-type="float">
            <text:p>400</text:p>
          </table:table-cell>
          <table:table-cell table:formula="of:=[.E9]+[.$A$3]" office:value-type="float" office:value="752" calcext:value-type="float">
            <text:p>752</text:p>
          </table:table-cell>
          <table:table-cell/>
          <table:table-cell table:formula="of:=&quot;&quot;&amp;[.D9]&amp;&quot;, &quot;&amp;[.E9]&amp;&quot;, &quot;&amp;[.G9]&amp;&quot;, &quot;&amp;[.H9]&amp;&quot;, &quot;&amp;[.C9]&amp;&quot;&quot;" office:value-type="string" office:string-value="367, 719, 400, 752, 9" calcext:value-type="string">
            <text:p>367, 719, 400, 752, 9</text:p>
          </table:table-cell>
          <table:table-cell table:number-columns-repeated="2"/>
          <table:covered-table-cell table:number-columns-repeated="3"/>
          <table:table-cell table:number-columns-repeated="5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401" calcext:value-type="float">
            <text:p>401</text:p>
          </table:table-cell>
          <table:table-cell office:value-type="float" office:value="719" calcext:value-type="float">
            <text:p>719</text:p>
          </table:table-cell>
          <table:table-cell/>
          <table:table-cell table:formula="of:=[.D10]+[.$A$3]" office:value-type="float" office:value="434" calcext:value-type="float">
            <text:p>434</text:p>
          </table:table-cell>
          <table:table-cell table:formula="of:=[.E10]+[.$A$3]" office:value-type="float" office:value="752" calcext:value-type="float">
            <text:p>752</text:p>
          </table:table-cell>
          <table:table-cell/>
          <table:table-cell table:formula="of:=&quot;&quot;&amp;[.D10]&amp;&quot;, &quot;&amp;[.E10]&amp;&quot;, &quot;&amp;[.G10]&amp;&quot;, &quot;&amp;[.H10]&amp;&quot;, &quot;&amp;[.C10]&amp;&quot;&quot;" office:value-type="string" office:string-value="401, 719, 434, 752, 10" calcext:value-type="string">
            <text:p>401, 719, 434, 752, 10</text:p>
          </table:table-cell>
          <table:table-cell table:number-columns-repeated="2"/>
          <table:covered-table-cell table:number-columns-repeated="3"/>
          <table:table-cell table:number-columns-repeated="5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417" calcext:value-type="float">
            <text:p>417</text:p>
          </table:table-cell>
          <table:table-cell office:value-type="float" office:value="685" calcext:value-type="float">
            <text:p>685</text:p>
          </table:table-cell>
          <table:table-cell/>
          <table:table-cell table:formula="of:=[.D11]+[.$A$3]" office:value-type="float" office:value="450" calcext:value-type="float">
            <text:p>450</text:p>
          </table:table-cell>
          <table:table-cell table:formula="of:=[.E11]+[.$A$3]" office:value-type="float" office:value="718" calcext:value-type="float">
            <text:p>718</text:p>
          </table:table-cell>
          <table:table-cell/>
          <table:table-cell table:formula="of:=&quot;&quot;&amp;[.D11]&amp;&quot;, &quot;&amp;[.E11]&amp;&quot;, &quot;&amp;[.G11]&amp;&quot;, &quot;&amp;[.H11]&amp;&quot;, &quot;&amp;[.C11]&amp;&quot;&quot;" office:value-type="string" office:string-value="417, 685, 450, 718, 11" calcext:value-type="string">
            <text:p>417, 685, 450, 718, 11</text:p>
          </table:table-cell>
          <table:table-cell table:number-columns-repeated="2"/>
          <table:covered-table-cell table:number-columns-repeated="3"/>
          <table:table-cell table:number-columns-repeated="5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17" calcext:value-type="float">
            <text:p>417</text:p>
          </table:table-cell>
          <table:table-cell office:value-type="float" office:value="652" calcext:value-type="float">
            <text:p>652</text:p>
          </table:table-cell>
          <table:table-cell/>
          <table:table-cell table:formula="of:=[.D12]+[.$A$3]" office:value-type="float" office:value="450" calcext:value-type="float">
            <text:p>450</text:p>
          </table:table-cell>
          <table:table-cell table:formula="of:=[.E12]+[.$A$3]" office:value-type="float" office:value="685" calcext:value-type="float">
            <text:p>685</text:p>
          </table:table-cell>
          <table:table-cell/>
          <table:table-cell table:formula="of:=&quot;&quot;&amp;[.D12]&amp;&quot;, &quot;&amp;[.E12]&amp;&quot;, &quot;&amp;[.G12]&amp;&quot;, &quot;&amp;[.H12]&amp;&quot;, &quot;&amp;[.C12]&amp;&quot;&quot;" office:value-type="string" office:string-value="417, 652, 450, 685, 12" calcext:value-type="string">
            <text:p>417, 652, 450, 685, 12</text:p>
          </table:table-cell>
          <table:table-cell table:number-columns-repeated="2"/>
          <table:covered-table-cell table:number-columns-repeated="3"/>
          <table:table-cell table:number-columns-repeated="5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417" calcext:value-type="float">
            <text:p>417</text:p>
          </table:table-cell>
          <table:table-cell office:value-type="float" office:value="618" calcext:value-type="float">
            <text:p>618</text:p>
          </table:table-cell>
          <table:table-cell/>
          <table:table-cell table:formula="of:=[.D13]+[.$A$3]" office:value-type="float" office:value="450" calcext:value-type="float">
            <text:p>450</text:p>
          </table:table-cell>
          <table:table-cell table:formula="of:=[.E13]+[.$A$3]" office:value-type="float" office:value="651" calcext:value-type="float">
            <text:p>651</text:p>
          </table:table-cell>
          <table:table-cell/>
          <table:table-cell table:formula="of:=&quot;&quot;&amp;[.D13]&amp;&quot;, &quot;&amp;[.E13]&amp;&quot;, &quot;&amp;[.G13]&amp;&quot;, &quot;&amp;[.H13]&amp;&quot;, &quot;&amp;[.C13]&amp;&quot;&quot;" office:value-type="string" office:string-value="417, 618, 450, 651, 13" calcext:value-type="string">
            <text:p>417, 618, 450, 651, 13</text:p>
          </table:table-cell>
          <table:table-cell table:number-columns-repeated="2"/>
          <table:covered-table-cell table:number-columns-repeated="3"/>
          <table:table-cell table:number-columns-repeated="5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417" calcext:value-type="float">
            <text:p>417</text:p>
          </table:table-cell>
          <table:table-cell office:value-type="float" office:value="585" calcext:value-type="float">
            <text:p>585</text:p>
          </table:table-cell>
          <table:table-cell/>
          <table:table-cell table:formula="of:=[.D14]+[.$A$3]" office:value-type="float" office:value="450" calcext:value-type="float">
            <text:p>450</text:p>
          </table:table-cell>
          <table:table-cell table:formula="of:=[.E14]+[.$A$3]" office:value-type="float" office:value="618" calcext:value-type="float">
            <text:p>618</text:p>
          </table:table-cell>
          <table:table-cell/>
          <table:table-cell table:formula="of:=&quot;&quot;&amp;[.D14]&amp;&quot;, &quot;&amp;[.E14]&amp;&quot;, &quot;&amp;[.G14]&amp;&quot;, &quot;&amp;[.H14]&amp;&quot;, &quot;&amp;[.C14]&amp;&quot;&quot;" office:value-type="string" office:string-value="417, 585, 450, 618, 14" calcext:value-type="string">
            <text:p>417, 585, 450, 618, 14</text:p>
          </table:table-cell>
          <table:table-cell table:number-columns-repeated="2"/>
          <table:covered-table-cell table:number-columns-repeated="3"/>
          <table:table-cell table:number-columns-repeated="5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417" calcext:value-type="float">
            <text:p>417</text:p>
          </table:table-cell>
          <table:table-cell office:value-type="float" office:value="551" calcext:value-type="float">
            <text:p>551</text:p>
          </table:table-cell>
          <table:table-cell/>
          <table:table-cell table:formula="of:=[.D15]+[.$A$3]" office:value-type="float" office:value="450" calcext:value-type="float">
            <text:p>450</text:p>
          </table:table-cell>
          <table:table-cell table:formula="of:=[.E15]+[.$A$3]" office:value-type="float" office:value="584" calcext:value-type="float">
            <text:p>584</text:p>
          </table:table-cell>
          <table:table-cell/>
          <table:table-cell table:formula="of:=&quot;&quot;&amp;[.D15]&amp;&quot;, &quot;&amp;[.E15]&amp;&quot;, &quot;&amp;[.G15]&amp;&quot;, &quot;&amp;[.H15]&amp;&quot;, &quot;&amp;[.C15]&amp;&quot;&quot;" office:value-type="string" office:string-value="417, 551, 450, 584, 15" calcext:value-type="string">
            <text:p>417, 551, 450, 584, 15</text:p>
          </table:table-cell>
          <table:table-cell table:number-columns-repeated="2"/>
          <table:covered-table-cell table:number-columns-repeated="3"/>
          <table:table-cell table:number-columns-repeated="5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417" calcext:value-type="float">
            <text:p>417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[.D16]+[.$A$3]" office:value-type="float" office:value="450" calcext:value-type="float">
            <text:p>450</text:p>
          </table:table-cell>
          <table:table-cell table:formula="of:=[.E16]+[.$A$3]" office:value-type="float" office:value="551" calcext:value-type="float">
            <text:p>551</text:p>
          </table:table-cell>
          <table:table-cell/>
          <table:table-cell table:formula="of:=&quot;&quot;&amp;[.D16]&amp;&quot;, &quot;&amp;[.E16]&amp;&quot;, &quot;&amp;[.G16]&amp;&quot;, &quot;&amp;[.H16]&amp;&quot;, &quot;&amp;[.C16]&amp;&quot;&quot;" office:value-type="string" office:string-value="417, 518, 450, 551, 16" calcext:value-type="string">
            <text:p>417, 518, 450, 551, 16</text:p>
          </table:table-cell>
          <table:table-cell table:number-columns-repeated="2"/>
          <table:covered-table-cell table:number-columns-repeated="3"/>
          <table:table-cell table:number-columns-repeated="5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34" calcext:value-type="float">
            <text:p>434</text:p>
          </table:table-cell>
          <table:table-cell office:value-type="float" office:value="484" calcext:value-type="float">
            <text:p>484</text:p>
          </table:table-cell>
          <table:table-cell/>
          <table:table-cell table:formula="of:=[.D17]+[.$A$3]" office:value-type="float" office:value="467" calcext:value-type="float">
            <text:p>467</text:p>
          </table:table-cell>
          <table:table-cell table:formula="of:=[.E17]+[.$A$3]" office:value-type="float" office:value="517" calcext:value-type="float">
            <text:p>517</text:p>
          </table:table-cell>
          <table:table-cell/>
          <table:table-cell table:formula="of:=&quot;&quot;&amp;[.D17]&amp;&quot;, &quot;&amp;[.E17]&amp;&quot;, &quot;&amp;[.G17]&amp;&quot;, &quot;&amp;[.H17]&amp;&quot;, &quot;&amp;[.C17]&amp;&quot;&quot;" office:value-type="string" office:string-value="434, 484, 467, 517, 17" calcext:value-type="string">
            <text:p>434, 484, 467, 517, 17</text:p>
          </table:table-cell>
          <table:table-cell table:number-columns-repeated="2"/>
          <table:covered-table-cell table:number-columns-repeated="3"/>
          <table:table-cell table:number-columns-repeated="5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484" calcext:value-type="float">
            <text:p>484</text:p>
          </table:table-cell>
          <table:table-cell office:value-type="float" office:value="434" calcext:value-type="float">
            <text:p>434</text:p>
          </table:table-cell>
          <table:table-cell/>
          <table:table-cell table:formula="of:=[.D18]+[.$A$3]" office:value-type="float" office:value="517" calcext:value-type="float">
            <text:p>517</text:p>
          </table:table-cell>
          <table:table-cell table:formula="of:=[.E18]+[.$A$3]" office:value-type="float" office:value="467" calcext:value-type="float">
            <text:p>467</text:p>
          </table:table-cell>
          <table:table-cell/>
          <table:table-cell table:formula="of:=&quot;&quot;&amp;[.D18]&amp;&quot;, &quot;&amp;[.E18]&amp;&quot;, &quot;&amp;[.G18]&amp;&quot;, &quot;&amp;[.H18]&amp;&quot;, &quot;&amp;[.C18]&amp;&quot;&quot;" office:value-type="string" office:string-value="484, 434, 517, 467, 18" calcext:value-type="string">
            <text:p>484, 434, 517, 467, 18</text:p>
          </table:table-cell>
          <table:table-cell table:number-columns-repeated="2"/>
          <table:covered-table-cell table:number-columns-repeated="3"/>
          <table:table-cell table:number-columns-repeated="5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18" calcext:value-type="float">
            <text:p>518</text:p>
          </table:table-cell>
          <table:table-cell office:value-type="float" office:value="417" calcext:value-type="float">
            <text:p>417</text:p>
          </table:table-cell>
          <table:table-cell/>
          <table:table-cell table:formula="of:=[.D19]+[.$A$3]" office:value-type="float" office:value="551" calcext:value-type="float">
            <text:p>551</text:p>
          </table:table-cell>
          <table:table-cell table:formula="of:=[.E19]+[.$A$3]" office:value-type="float" office:value="450" calcext:value-type="float">
            <text:p>450</text:p>
          </table:table-cell>
          <table:table-cell/>
          <table:table-cell table:formula="of:=&quot;&quot;&amp;[.D19]&amp;&quot;, &quot;&amp;[.E19]&amp;&quot;, &quot;&amp;[.G19]&amp;&quot;, &quot;&amp;[.H19]&amp;&quot;, &quot;&amp;[.C19]&amp;&quot;&quot;" office:value-type="string" office:string-value="518, 417, 551, 450, 19" calcext:value-type="string">
            <text:p>518, 417, 551, 450, 19</text:p>
          </table:table-cell>
          <table:table-cell table:number-columns-repeated="2"/>
          <table:covered-table-cell table:number-columns-repeated="3"/>
          <table:table-cell table:number-columns-repeated="5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51" calcext:value-type="float">
            <text:p>551</text:p>
          </table:table-cell>
          <table:table-cell office:value-type="float" office:value="417" calcext:value-type="float">
            <text:p>417</text:p>
          </table:table-cell>
          <table:table-cell/>
          <table:table-cell table:formula="of:=[.D20]+[.$A$3]" office:value-type="float" office:value="584" calcext:value-type="float">
            <text:p>584</text:p>
          </table:table-cell>
          <table:table-cell table:formula="of:=[.E20]+[.$A$3]" office:value-type="float" office:value="450" calcext:value-type="float">
            <text:p>450</text:p>
          </table:table-cell>
          <table:table-cell/>
          <table:table-cell table:formula="of:=&quot;&quot;&amp;[.D20]&amp;&quot;, &quot;&amp;[.E20]&amp;&quot;, &quot;&amp;[.G20]&amp;&quot;, &quot;&amp;[.H20]&amp;&quot;, &quot;&amp;[.C20]&amp;&quot;&quot;" office:value-type="string" office:string-value="551, 417, 584, 450, 20" calcext:value-type="string">
            <text:p>551, 417, 584, 450, 20</text:p>
          </table:table-cell>
          <table:table-cell table:number-columns-repeated="2"/>
          <table:covered-table-cell table:number-columns-repeated="3"/>
          <table:table-cell table:number-columns-repeated="5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85" calcext:value-type="float">
            <text:p>585</text:p>
          </table:table-cell>
          <table:table-cell office:value-type="float" office:value="417" calcext:value-type="float">
            <text:p>417</text:p>
          </table:table-cell>
          <table:table-cell/>
          <table:table-cell table:formula="of:=[.D21]+[.$A$3]" office:value-type="float" office:value="618" calcext:value-type="float">
            <text:p>618</text:p>
          </table:table-cell>
          <table:table-cell table:formula="of:=[.E21]+[.$A$3]" office:value-type="float" office:value="450" calcext:value-type="float">
            <text:p>450</text:p>
          </table:table-cell>
          <table:table-cell/>
          <table:table-cell table:formula="of:=&quot;&quot;&amp;[.D21]&amp;&quot;, &quot;&amp;[.E21]&amp;&quot;, &quot;&amp;[.G21]&amp;&quot;, &quot;&amp;[.H21]&amp;&quot;, &quot;&amp;[.C21]&amp;&quot;&quot;" office:value-type="string" office:string-value="585, 417, 618, 450, 21" calcext:value-type="string">
            <text:p>585, 417, 618, 450, 21</text:p>
          </table:table-cell>
          <table:table-cell table:number-columns-repeated="2"/>
          <table:covered-table-cell table:number-columns-repeated="3"/>
          <table:table-cell table:number-columns-repeated="5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618" calcext:value-type="float">
            <text:p>618</text:p>
          </table:table-cell>
          <table:table-cell office:value-type="float" office:value="417" calcext:value-type="float">
            <text:p>417</text:p>
          </table:table-cell>
          <table:table-cell/>
          <table:table-cell table:formula="of:=[.D22]+[.$A$3]" office:value-type="float" office:value="651" calcext:value-type="float">
            <text:p>651</text:p>
          </table:table-cell>
          <table:table-cell table:formula="of:=[.E22]+[.$A$3]" office:value-type="float" office:value="450" calcext:value-type="float">
            <text:p>450</text:p>
          </table:table-cell>
          <table:table-cell/>
          <table:table-cell table:formula="of:=&quot;&quot;&amp;[.D22]&amp;&quot;, &quot;&amp;[.E22]&amp;&quot;, &quot;&amp;[.G22]&amp;&quot;, &quot;&amp;[.H22]&amp;&quot;, &quot;&amp;[.C22]&amp;&quot;&quot;" office:value-type="string" office:string-value="618, 417, 651, 450, 22" calcext:value-type="string">
            <text:p>618, 417, 651, 450, 22</text:p>
          </table:table-cell>
          <table:table-cell table:number-columns-repeated="2"/>
          <table:covered-table-cell table:number-columns-repeated="3"/>
          <table:table-cell table:number-columns-repeated="5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652" calcext:value-type="float">
            <text:p>652</text:p>
          </table:table-cell>
          <table:table-cell office:value-type="float" office:value="417" calcext:value-type="float">
            <text:p>417</text:p>
          </table:table-cell>
          <table:table-cell/>
          <table:table-cell table:formula="of:=[.D23]+[.$A$3]" office:value-type="float" office:value="685" calcext:value-type="float">
            <text:p>685</text:p>
          </table:table-cell>
          <table:table-cell table:formula="of:=[.E23]+[.$A$3]" office:value-type="float" office:value="450" calcext:value-type="float">
            <text:p>450</text:p>
          </table:table-cell>
          <table:table-cell/>
          <table:table-cell table:formula="of:=&quot;&quot;&amp;[.D23]&amp;&quot;, &quot;&amp;[.E23]&amp;&quot;, &quot;&amp;[.G23]&amp;&quot;, &quot;&amp;[.H23]&amp;&quot;, &quot;&amp;[.C23]&amp;&quot;&quot;" office:value-type="string" office:string-value="652, 417, 685, 450, 23" calcext:value-type="string">
            <text:p>652, 417, 685, 450, 23</text:p>
          </table:table-cell>
          <table:table-cell table:number-columns-repeated="2"/>
          <table:covered-table-cell table:number-columns-repeated="3"/>
          <table:table-cell table:number-columns-repeated="5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685" calcext:value-type="float">
            <text:p>685</text:p>
          </table:table-cell>
          <table:table-cell office:value-type="float" office:value="417" calcext:value-type="float">
            <text:p>417</text:p>
          </table:table-cell>
          <table:table-cell/>
          <table:table-cell table:formula="of:=[.D24]+[.$A$3]" office:value-type="float" office:value="718" calcext:value-type="float">
            <text:p>718</text:p>
          </table:table-cell>
          <table:table-cell table:formula="of:=[.E24]+[.$A$3]" office:value-type="float" office:value="450" calcext:value-type="float">
            <text:p>450</text:p>
          </table:table-cell>
          <table:table-cell/>
          <table:table-cell table:formula="of:=&quot;&quot;&amp;[.D24]&amp;&quot;, &quot;&amp;[.E24]&amp;&quot;, &quot;&amp;[.G24]&amp;&quot;, &quot;&amp;[.H24]&amp;&quot;, &quot;&amp;[.C24]&amp;&quot;&quot;" office:value-type="string" office:string-value="685, 417, 718, 450, 24" calcext:value-type="string">
            <text:p>685, 417, 718, 450, 24</text:p>
          </table:table-cell>
          <table:table-cell table:number-columns-repeated="2"/>
          <table:covered-table-cell table:number-columns-repeated="3"/>
          <table:table-cell table:number-columns-repeated="5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719" calcext:value-type="float">
            <text:p>719</text:p>
          </table:table-cell>
          <table:table-cell office:value-type="float" office:value="401" calcext:value-type="float">
            <text:p>401</text:p>
          </table:table-cell>
          <table:table-cell/>
          <table:table-cell table:formula="of:=[.D25]+[.$A$3]" office:value-type="float" office:value="752" calcext:value-type="float">
            <text:p>752</text:p>
          </table:table-cell>
          <table:table-cell table:formula="of:=[.E25]+[.$A$3]" office:value-type="float" office:value="434" calcext:value-type="float">
            <text:p>434</text:p>
          </table:table-cell>
          <table:table-cell/>
          <table:table-cell table:formula="of:=&quot;&quot;&amp;[.D25]&amp;&quot;, &quot;&amp;[.E25]&amp;&quot;, &quot;&amp;[.G25]&amp;&quot;, &quot;&amp;[.H25]&amp;&quot;, &quot;&amp;[.C25]&amp;&quot;&quot;" office:value-type="string" office:string-value="719, 401, 752, 434, 25" calcext:value-type="string">
            <text:p>719, 401, 752, 434, 25</text:p>
          </table:table-cell>
          <table:table-cell table:number-columns-repeated="2"/>
          <table:covered-table-cell table:number-columns-repeated="3"/>
          <table:table-cell table:number-columns-repeated="5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719" calcext:value-type="float">
            <text:p>719</text:p>
          </table:table-cell>
          <table:table-cell office:value-type="float" office:value="367" calcext:value-type="float">
            <text:p>367</text:p>
          </table:table-cell>
          <table:table-cell/>
          <table:table-cell table:formula="of:=[.D26]+[.$A$3]" office:value-type="float" office:value="752" calcext:value-type="float">
            <text:p>752</text:p>
          </table:table-cell>
          <table:table-cell table:formula="of:=[.E26]+[.$A$3]" office:value-type="float" office:value="400" calcext:value-type="float">
            <text:p>400</text:p>
          </table:table-cell>
          <table:table-cell/>
          <table:table-cell table:formula="of:=&quot;&quot;&amp;[.D26]&amp;&quot;, &quot;&amp;[.E26]&amp;&quot;, &quot;&amp;[.G26]&amp;&quot;, &quot;&amp;[.H26]&amp;&quot;, &quot;&amp;[.C26]&amp;&quot;&quot;" office:value-type="string" office:string-value="719, 367, 752, 400, 26" calcext:value-type="string">
            <text:p>719, 367, 752, 400, 26</text:p>
          </table:table-cell>
          <table:table-cell table:number-columns-repeated="2"/>
          <table:covered-table-cell table:number-columns-repeated="3"/>
          <table:table-cell table:number-columns-repeated="5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719" calcext:value-type="float">
            <text:p>719</text:p>
          </table:table-cell>
          <table:table-cell office:value-type="float" office:value="334" calcext:value-type="float">
            <text:p>334</text:p>
          </table:table-cell>
          <table:table-cell/>
          <table:table-cell table:formula="of:=[.D27]+[.$A$3]" office:value-type="float" office:value="752" calcext:value-type="float">
            <text:p>752</text:p>
          </table:table-cell>
          <table:table-cell table:formula="of:=[.E27]+[.$A$3]" office:value-type="float" office:value="367" calcext:value-type="float">
            <text:p>367</text:p>
          </table:table-cell>
          <table:table-cell/>
          <table:table-cell table:formula="of:=&quot;&quot;&amp;[.D27]&amp;&quot;, &quot;&amp;[.E27]&amp;&quot;, &quot;&amp;[.G27]&amp;&quot;, &quot;&amp;[.H27]&amp;&quot;, &quot;&amp;[.C27]&amp;&quot;&quot;" office:value-type="string" office:string-value="719, 334, 752, 367, 27" calcext:value-type="string">
            <text:p>719, 334, 752, 367, 27</text:p>
          </table:table-cell>
          <table:table-cell table:number-columns-repeated="2"/>
          <table:covered-table-cell table:number-columns-repeated="3"/>
          <table:table-cell table:number-columns-repeated="5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685" calcext:value-type="float">
            <text:p>685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[.D28]+[.$A$3]" office:value-type="float" office:value="718" calcext:value-type="float">
            <text:p>718</text:p>
          </table:table-cell>
          <table:table-cell table:formula="of:=[.E28]+[.$A$3]" office:value-type="float" office:value="350" calcext:value-type="float">
            <text:p>350</text:p>
          </table:table-cell>
          <table:table-cell/>
          <table:table-cell table:formula="of:=&quot;&quot;&amp;[.D28]&amp;&quot;, &quot;&amp;[.E28]&amp;&quot;, &quot;&amp;[.G28]&amp;&quot;, &quot;&amp;[.H28]&amp;&quot;, &quot;&amp;[.C28]&amp;&quot;&quot;" office:value-type="string" office:string-value="685, 317, 718, 350, 28" calcext:value-type="string">
            <text:p>685, 317, 718, 350, 28</text:p>
          </table:table-cell>
          <table:table-cell table:number-columns-repeated="2"/>
          <table:covered-table-cell table:number-columns-repeated="3"/>
          <table:table-cell table:number-columns-repeated="5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652" calcext:value-type="float">
            <text:p>652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[.D29]+[.$A$3]" office:value-type="float" office:value="685" calcext:value-type="float">
            <text:p>685</text:p>
          </table:table-cell>
          <table:table-cell table:formula="of:=[.E29]+[.$A$3]" office:value-type="float" office:value="350" calcext:value-type="float">
            <text:p>350</text:p>
          </table:table-cell>
          <table:table-cell/>
          <table:table-cell table:formula="of:=&quot;&quot;&amp;[.D29]&amp;&quot;, &quot;&amp;[.E29]&amp;&quot;, &quot;&amp;[.G29]&amp;&quot;, &quot;&amp;[.H29]&amp;&quot;, &quot;&amp;[.C29]&amp;&quot;&quot;" office:value-type="string" office:string-value="652, 317, 685, 350, 29" calcext:value-type="string">
            <text:p>652, 317, 685, 350, 29</text:p>
          </table:table-cell>
          <table:table-cell table:number-columns-repeated="2"/>
          <table:covered-table-cell table:number-columns-repeated="3"/>
          <table:table-cell table:number-columns-repeated="5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618" calcext:value-type="float">
            <text:p>618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[.D30]+[.$A$3]" office:value-type="float" office:value="651" calcext:value-type="float">
            <text:p>651</text:p>
          </table:table-cell>
          <table:table-cell table:formula="of:=[.E30]+[.$A$3]" office:value-type="float" office:value="350" calcext:value-type="float">
            <text:p>350</text:p>
          </table:table-cell>
          <table:table-cell/>
          <table:table-cell table:formula="of:=&quot;&quot;&amp;[.D30]&amp;&quot;, &quot;&amp;[.E30]&amp;&quot;, &quot;&amp;[.G30]&amp;&quot;, &quot;&amp;[.H30]&amp;&quot;, &quot;&amp;[.C30]&amp;&quot;&quot;" office:value-type="string" office:string-value="618, 317, 651, 350, 30" calcext:value-type="string">
            <text:p>618, 317, 651, 350, 30</text:p>
          </table:table-cell>
          <table:table-cell table:number-columns-repeated="2"/>
          <table:covered-table-cell table:number-columns-repeated="3"/>
          <table:table-cell table:number-columns-repeated="5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585" calcext:value-type="float">
            <text:p>585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[.D31]+[.$A$3]" office:value-type="float" office:value="618" calcext:value-type="float">
            <text:p>618</text:p>
          </table:table-cell>
          <table:table-cell table:formula="of:=[.E31]+[.$A$3]" office:value-type="float" office:value="350" calcext:value-type="float">
            <text:p>350</text:p>
          </table:table-cell>
          <table:table-cell/>
          <table:table-cell table:formula="of:=&quot;&quot;&amp;[.D31]&amp;&quot;, &quot;&amp;[.E31]&amp;&quot;, &quot;&amp;[.G31]&amp;&quot;, &quot;&amp;[.H31]&amp;&quot;, &quot;&amp;[.C31]&amp;&quot;&quot;" office:value-type="string" office:string-value="585, 317, 618, 350, 31" calcext:value-type="string">
            <text:p>585, 317, 618, 350, 31</text:p>
          </table:table-cell>
          <table:table-cell table:number-columns-repeated="2"/>
          <table:covered-table-cell table:number-columns-repeated="3"/>
          <table:table-cell table:number-columns-repeated="5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551" calcext:value-type="float">
            <text:p>551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[.D32]+[.$A$3]" office:value-type="float" office:value="584" calcext:value-type="float">
            <text:p>584</text:p>
          </table:table-cell>
          <table:table-cell table:formula="of:=[.E32]+[.$A$3]" office:value-type="float" office:value="350" calcext:value-type="float">
            <text:p>350</text:p>
          </table:table-cell>
          <table:table-cell/>
          <table:table-cell table:formula="of:=&quot;&quot;&amp;[.D32]&amp;&quot;, &quot;&amp;[.E32]&amp;&quot;, &quot;&amp;[.G32]&amp;&quot;, &quot;&amp;[.H32]&amp;&quot;, &quot;&amp;[.C32]&amp;&quot;&quot;" office:value-type="string" office:string-value="551, 317, 584, 350, 32" calcext:value-type="string">
            <text:p>551, 317, 584, 350, 32</text:p>
          </table:table-cell>
          <table:table-cell table:number-columns-repeated="3"/>
          <table:table-cell office:value-type="string" calcext:value-type="string">
            <text:p>Internas</text:p>
          </table:table-cell>
          <table:table-cell table:number-columns-repeated="6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518" calcext:value-type="float">
            <text:p>518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[.D33]+[.$A$3]" office:value-type="float" office:value="551" calcext:value-type="float">
            <text:p>551</text:p>
          </table:table-cell>
          <table:table-cell table:formula="of:=[.E33]+[.$A$3]" office:value-type="float" office:value="350" calcext:value-type="float">
            <text:p>350</text:p>
          </table:table-cell>
          <table:table-cell/>
          <table:table-cell table:formula="of:=&quot;&quot;&amp;[.D33]&amp;&quot;, &quot;&amp;[.E33]&amp;&quot;, &quot;&amp;[.G33]&amp;&quot;, &quot;&amp;[.H33]&amp;&quot;, &quot;&amp;[.C33]&amp;&quot;&quot;" office:value-type="string" office:string-value="518, 317, 551, 350, 33" calcext:value-type="string">
            <text:p>518, 317, 551, 350, 33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484" calcext:value-type="float">
            <text:p>484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34]+[.$A$3]" office:value-type="float" office:value="517" calcext:value-type="float">
            <text:p>517</text:p>
          </table:table-cell>
          <table:table-cell table:formula="of:=[.E34]+[.$A$3]" office:value-type="float" office:value="333" calcext:value-type="float">
            <text:p>333</text:p>
          </table:table-cell>
          <table:table-cell/>
          <table:table-cell table:formula="of:=&quot;&quot;&amp;[.D34]&amp;&quot;, &quot;&amp;[.E34]&amp;&quot;, &quot;&amp;[.G34]&amp;&quot;, &quot;&amp;[.H34]&amp;&quot;, &quot;&amp;[.C34]&amp;&quot;&quot;" office:value-type="string" office:string-value="484, 300, 517, 333, 34" calcext:value-type="string">
            <text:p>484, 300, 517, 333, 34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434" calcext:value-type="float">
            <text:p>434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[.D35]+[.$A$3]" office:value-type="float" office:value="467" calcext:value-type="float">
            <text:p>467</text:p>
          </table:table-cell>
          <table:table-cell table:formula="of:=[.E35]+[.$A$3]" office:value-type="float" office:value="283" calcext:value-type="float">
            <text:p>283</text:p>
          </table:table-cell>
          <table:table-cell/>
          <table:table-cell table:formula="of:=&quot;&quot;&amp;[.D35]&amp;&quot;, &quot;&amp;[.E35]&amp;&quot;, &quot;&amp;[.G35]&amp;&quot;, &quot;&amp;[.H35]&amp;&quot;, &quot;&amp;[.C35]&amp;&quot;&quot;" office:value-type="string" office:string-value="434, 250, 467, 283, 35" calcext:value-type="string">
            <text:p>434, 250, 467, 283, 35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417" calcext:value-type="float">
            <text:p>4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D36]+[.$A$3]" office:value-type="float" office:value="450" calcext:value-type="float">
            <text:p>450</text:p>
          </table:table-cell>
          <table:table-cell table:formula="of:=[.E36]+[.$A$3]" office:value-type="float" office:value="250" calcext:value-type="float">
            <text:p>250</text:p>
          </table:table-cell>
          <table:table-cell/>
          <table:table-cell table:formula="of:=&quot;&quot;&amp;[.D36]&amp;&quot;, &quot;&amp;[.E36]&amp;&quot;, &quot;&amp;[.G36]&amp;&quot;, &quot;&amp;[.H36]&amp;&quot;, &quot;&amp;[.C36]&amp;&quot;&quot;" office:value-type="string" office:string-value="417, 217, 450, 250, 36" calcext:value-type="string">
            <text:p>417, 217, 450, 250, 36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417" calcext:value-type="float">
            <text:p>417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[.D37]+[.$A$3]" office:value-type="float" office:value="450" calcext:value-type="float">
            <text:p>450</text:p>
          </table:table-cell>
          <table:table-cell table:formula="of:=[.E37]+[.$A$3]" office:value-type="float" office:value="216" calcext:value-type="float">
            <text:p>216</text:p>
          </table:table-cell>
          <table:table-cell/>
          <table:table-cell table:formula="of:=&quot;&quot;&amp;[.D37]&amp;&quot;, &quot;&amp;[.E37]&amp;&quot;, &quot;&amp;[.G37]&amp;&quot;, &quot;&amp;[.H37]&amp;&quot;, &quot;&amp;[.C37]&amp;&quot;&quot;" office:value-type="string" office:string-value="417, 183, 450, 216, 37" calcext:value-type="string">
            <text:p>417, 183, 450, 216, 37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417" calcext:value-type="float">
            <text:p>417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[.D38]+[.$A$3]" office:value-type="float" office:value="450" calcext:value-type="float">
            <text:p>450</text:p>
          </table:table-cell>
          <table:table-cell table:formula="of:=[.E38]+[.$A$3]" office:value-type="float" office:value="183" calcext:value-type="float">
            <text:p>183</text:p>
          </table:table-cell>
          <table:table-cell/>
          <table:table-cell table:formula="of:=&quot;&quot;&amp;[.D38]&amp;&quot;, &quot;&amp;[.E38]&amp;&quot;, &quot;&amp;[.G38]&amp;&quot;, &quot;&amp;[.H38]&amp;&quot;, &quot;&amp;[.C38]&amp;&quot;&quot;" office:value-type="string" office:string-value="417, 150, 450, 183, 38" calcext:value-type="string">
            <text:p>417, 150, 450, 183, 38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417" calcext:value-type="float">
            <text:p>417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[.D39]+[.$A$3]" office:value-type="float" office:value="450" calcext:value-type="float">
            <text:p>450</text:p>
          </table:table-cell>
          <table:table-cell table:formula="of:=[.E39]+[.$A$3]" office:value-type="float" office:value="149" calcext:value-type="float">
            <text:p>149</text:p>
          </table:table-cell>
          <table:table-cell/>
          <table:table-cell table:formula="of:=&quot;&quot;&amp;[.D39]&amp;&quot;, &quot;&amp;[.E39]&amp;&quot;, &quot;&amp;[.G39]&amp;&quot;, &quot;&amp;[.H39]&amp;&quot;, &quot;&amp;[.C39]&amp;&quot;&quot;" office:value-type="string" office:string-value="417, 116, 450, 149, 39" calcext:value-type="string">
            <text:p>417, 116, 450, 149, 39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17" calcext:value-type="float">
            <text:p>417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D40]+[.$A$3]" office:value-type="float" office:value="450" calcext:value-type="float">
            <text:p>450</text:p>
          </table:table-cell>
          <table:table-cell table:formula="of:=[.E40]+[.$A$3]" office:value-type="float" office:value="116" calcext:value-type="float">
            <text:p>116</text:p>
          </table:table-cell>
          <table:table-cell/>
          <table:table-cell table:formula="of:=&quot;&quot;&amp;[.D40]&amp;&quot;, &quot;&amp;[.E40]&amp;&quot;, &quot;&amp;[.G40]&amp;&quot;, &quot;&amp;[.H40]&amp;&quot;, &quot;&amp;[.C40]&amp;&quot;&quot;" office:value-type="string" office:string-value="417, 83, 450, 116, 40" calcext:value-type="string">
            <text:p>417, 83, 450, 116, 40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417" calcext:value-type="float">
            <text:p>417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D41]+[.$A$3]" office:value-type="float" office:value="450" calcext:value-type="float">
            <text:p>450</text:p>
          </table:table-cell>
          <table:table-cell table:formula="of:=[.E41]+[.$A$3]" office:value-type="float" office:value="82" calcext:value-type="float">
            <text:p>82</text:p>
          </table:table-cell>
          <table:table-cell/>
          <table:table-cell table:formula="of:=&quot;&quot;&amp;[.D41]&amp;&quot;, &quot;&amp;[.E41]&amp;&quot;, &quot;&amp;[.G41]&amp;&quot;, &quot;&amp;[.H41]&amp;&quot;, &quot;&amp;[.C41]&amp;&quot;&quot;" office:value-type="string" office:string-value="417, 49, 450, 82, 41" calcext:value-type="string">
            <text:p>417, 49, 450, 82, 41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401" calcext:value-type="float">
            <text:p>401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D42]+[.$A$3]" office:value-type="float" office:value="434" calcext:value-type="float">
            <text:p>434</text:p>
          </table:table-cell>
          <table:table-cell table:formula="of:=[.E42]+[.$A$3]" office:value-type="float" office:value="49" calcext:value-type="float">
            <text:p>49</text:p>
          </table:table-cell>
          <table:table-cell/>
          <table:table-cell table:formula="of:=&quot;&quot;&amp;[.D42]&amp;&quot;, &quot;&amp;[.E42]&amp;&quot;, &quot;&amp;[.G42]&amp;&quot;, &quot;&amp;[.H42]&amp;&quot;, &quot;&amp;[.C42]&amp;&quot;&quot;" office:value-type="string" office:string-value="401, 16, 434, 49, 42" calcext:value-type="string">
            <text:p>401, 16, 434, 49, 42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367" calcext:value-type="float">
            <text:p>36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D43]+[.$A$3]" office:value-type="float" office:value="400" calcext:value-type="float">
            <text:p>400</text:p>
          </table:table-cell>
          <table:table-cell table:formula="of:=[.E43]+[.$A$3]" office:value-type="float" office:value="49" calcext:value-type="float">
            <text:p>49</text:p>
          </table:table-cell>
          <table:table-cell/>
          <table:table-cell table:formula="of:=&quot;&quot;&amp;[.D43]&amp;&quot;, &quot;&amp;[.E43]&amp;&quot;, &quot;&amp;[.G43]&amp;&quot;, &quot;&amp;[.H43]&amp;&quot;, &quot;&amp;[.C43]&amp;&quot;&quot;" office:value-type="string" office:string-value="367, 16, 400, 49, 43" calcext:value-type="string">
            <text:p>367, 16, 400, 49, 43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334" calcext:value-type="float">
            <text:p>33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D44]+[.$A$3]" office:value-type="float" office:value="367" calcext:value-type="float">
            <text:p>367</text:p>
          </table:table-cell>
          <table:table-cell table:formula="of:=[.E44]+[.$A$3]" office:value-type="float" office:value="49" calcext:value-type="float">
            <text:p>49</text:p>
          </table:table-cell>
          <table:table-cell/>
          <table:table-cell table:formula="of:=&quot;&quot;&amp;[.D44]&amp;&quot;, &quot;&amp;[.E44]&amp;&quot;, &quot;&amp;[.G44]&amp;&quot;, &quot;&amp;[.H44]&amp;&quot;, &quot;&amp;[.C44]&amp;&quot;&quot;" office:value-type="string" office:string-value="334, 16, 367, 49, 44" calcext:value-type="string">
            <text:p>334, 16, 367, 49, 44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317" calcext:value-type="float">
            <text:p>317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D45]+[.$A$3]" office:value-type="float" office:value="350" calcext:value-type="float">
            <text:p>350</text:p>
          </table:table-cell>
          <table:table-cell table:formula="of:=[.E45]+[.$A$3]" office:value-type="float" office:value="82" calcext:value-type="float">
            <text:p>82</text:p>
          </table:table-cell>
          <table:table-cell/>
          <table:table-cell table:formula="of:=&quot;&quot;&amp;[.D45]&amp;&quot;, &quot;&amp;[.E45]&amp;&quot;, &quot;&amp;[.G45]&amp;&quot;, &quot;&amp;[.H45]&amp;&quot;, &quot;&amp;[.C45]&amp;&quot;&quot;" office:value-type="string" office:string-value="317, 49, 350, 82, 45" calcext:value-type="string">
            <text:p>317, 49, 350, 82, 45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317" calcext:value-type="float">
            <text:p>317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D46]+[.$A$3]" office:value-type="float" office:value="350" calcext:value-type="float">
            <text:p>350</text:p>
          </table:table-cell>
          <table:table-cell table:formula="of:=[.E46]+[.$A$3]" office:value-type="float" office:value="116" calcext:value-type="float">
            <text:p>116</text:p>
          </table:table-cell>
          <table:table-cell/>
          <table:table-cell table:formula="of:=&quot;&quot;&amp;[.D46]&amp;&quot;, &quot;&amp;[.E46]&amp;&quot;, &quot;&amp;[.G46]&amp;&quot;, &quot;&amp;[.H46]&amp;&quot;, &quot;&amp;[.C46]&amp;&quot;&quot;" office:value-type="string" office:string-value="317, 83, 350, 116, 46" calcext:value-type="string">
            <text:p>317, 83, 350, 116, 46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317" calcext:value-type="float">
            <text:p>317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[.D47]+[.$A$3]" office:value-type="float" office:value="350" calcext:value-type="float">
            <text:p>350</text:p>
          </table:table-cell>
          <table:table-cell table:formula="of:=[.E47]+[.$A$3]" office:value-type="float" office:value="149" calcext:value-type="float">
            <text:p>149</text:p>
          </table:table-cell>
          <table:table-cell/>
          <table:table-cell table:formula="of:=&quot;&quot;&amp;[.D47]&amp;&quot;, &quot;&amp;[.E47]&amp;&quot;, &quot;&amp;[.G47]&amp;&quot;, &quot;&amp;[.H47]&amp;&quot;, &quot;&amp;[.C47]&amp;&quot;&quot;" office:value-type="string" office:string-value="317, 116, 350, 149, 47" calcext:value-type="string">
            <text:p>317, 116, 350, 149, 47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317" calcext:value-type="float">
            <text:p>317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[.D48]+[.$A$3]" office:value-type="float" office:value="350" calcext:value-type="float">
            <text:p>350</text:p>
          </table:table-cell>
          <table:table-cell table:formula="of:=[.E48]+[.$A$3]" office:value-type="float" office:value="183" calcext:value-type="float">
            <text:p>183</text:p>
          </table:table-cell>
          <table:table-cell/>
          <table:table-cell table:formula="of:=&quot;&quot;&amp;[.D48]&amp;&quot;, &quot;&amp;[.E48]&amp;&quot;, &quot;&amp;[.G48]&amp;&quot;, &quot;&amp;[.H48]&amp;&quot;, &quot;&amp;[.C48]&amp;&quot;&quot;" office:value-type="string" office:string-value="317, 150, 350, 183, 48" calcext:value-type="string">
            <text:p>317, 150, 350, 183, 48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317" calcext:value-type="float">
            <text:p>317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[.D49]+[.$A$3]" office:value-type="float" office:value="350" calcext:value-type="float">
            <text:p>350</text:p>
          </table:table-cell>
          <table:table-cell table:formula="of:=[.E49]+[.$A$3]" office:value-type="float" office:value="216" calcext:value-type="float">
            <text:p>216</text:p>
          </table:table-cell>
          <table:table-cell/>
          <table:table-cell table:formula="of:=&quot;&quot;&amp;[.D49]&amp;&quot;, &quot;&amp;[.E49]&amp;&quot;, &quot;&amp;[.G49]&amp;&quot;, &quot;&amp;[.H49]&amp;&quot;, &quot;&amp;[.C49]&amp;&quot;&quot;" office:value-type="string" office:string-value="317, 183, 350, 216, 49" calcext:value-type="string">
            <text:p>317, 183, 350, 216, 49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317" calcext:value-type="float">
            <text:p>31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D50]+[.$A$3]" office:value-type="float" office:value="350" calcext:value-type="float">
            <text:p>350</text:p>
          </table:table-cell>
          <table:table-cell table:formula="of:=[.E50]+[.$A$3]" office:value-type="float" office:value="250" calcext:value-type="float">
            <text:p>250</text:p>
          </table:table-cell>
          <table:table-cell/>
          <table:table-cell table:formula="of:=&quot;&quot;&amp;[.D50]&amp;&quot;, &quot;&amp;[.E50]&amp;&quot;, &quot;&amp;[.G50]&amp;&quot;, &quot;&amp;[.H50]&amp;&quot;, &quot;&amp;[.C50]&amp;&quot;&quot;" office:value-type="string" office:string-value="317, 217, 350, 250, 50" calcext:value-type="string">
            <text:p>317, 217, 350, 250, 50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[.D51]+[.$A$3]" office:value-type="float" office:value="333" calcext:value-type="float">
            <text:p>333</text:p>
          </table:table-cell>
          <table:table-cell table:formula="of:=[.E51]+[.$A$3]" office:value-type="float" office:value="283" calcext:value-type="float">
            <text:p>283</text:p>
          </table:table-cell>
          <table:table-cell/>
          <table:table-cell table:formula="of:=&quot;&quot;&amp;[.D51]&amp;&quot;, &quot;&amp;[.E51]&amp;&quot;, &quot;&amp;[.G51]&amp;&quot;, &quot;&amp;[.H51]&amp;&quot;, &quot;&amp;[.C51]&amp;&quot;&quot;" office:value-type="string" office:string-value="300, 250, 333, 283, 51" calcext:value-type="string">
            <text:p>300, 250, 333, 283, 51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250" calcext:value-type="float">
            <text:p>25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[.D52]+[.$A$3]" office:value-type="float" office:value="283" calcext:value-type="float">
            <text:p>283</text:p>
          </table:table-cell>
          <table:table-cell table:formula="of:=[.E52]+[.$A$3]" office:value-type="float" office:value="333" calcext:value-type="float">
            <text:p>333</text:p>
          </table:table-cell>
          <table:table-cell/>
          <table:table-cell table:formula="of:=&quot;&quot;&amp;[.D52]&amp;&quot;, &quot;&amp;[.E52]&amp;&quot;, &quot;&amp;[.G52]&amp;&quot;, &quot;&amp;[.H52]&amp;&quot;, &quot;&amp;[.C52]&amp;&quot;&quot;" office:value-type="string" office:string-value="250, 300, 283, 333, 52" calcext:value-type="string">
            <text:p>250, 300, 283, 333, 52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217" calcext:value-type="float">
            <text:p>217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[.D53]+[.$A$3]" office:value-type="float" office:value="250" calcext:value-type="float">
            <text:p>250</text:p>
          </table:table-cell>
          <table:table-cell table:formula="of:=[.E53]+[.$A$3]" office:value-type="float" office:value="350" calcext:value-type="float">
            <text:p>350</text:p>
          </table:table-cell>
          <table:table-cell/>
          <table:table-cell table:formula="of:=&quot;&quot;&amp;[.D53]&amp;&quot;, &quot;&amp;[.E53]&amp;&quot;, &quot;&amp;[.G53]&amp;&quot;, &quot;&amp;[.H53]&amp;&quot;, &quot;&amp;[.C53]&amp;&quot;&quot;" office:value-type="string" office:string-value="217, 317, 250, 350, 53" calcext:value-type="string">
            <text:p>217, 317, 250, 350, 53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183" calcext:value-type="float">
            <text:p>183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[.D54]+[.$A$3]" office:value-type="float" office:value="216" calcext:value-type="float">
            <text:p>216</text:p>
          </table:table-cell>
          <table:table-cell table:formula="of:=[.E54]+[.$A$3]" office:value-type="float" office:value="350" calcext:value-type="float">
            <text:p>350</text:p>
          </table:table-cell>
          <table:table-cell/>
          <table:table-cell table:formula="of:=&quot;&quot;&amp;[.D54]&amp;&quot;, &quot;&amp;[.E54]&amp;&quot;, &quot;&amp;[.G54]&amp;&quot;, &quot;&amp;[.H54]&amp;&quot;, &quot;&amp;[.C54]&amp;&quot;&quot;" office:value-type="string" office:string-value="183, 317, 216, 350, 54" calcext:value-type="string">
            <text:p>183, 317, 216, 350, 54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[.D55]+[.$A$3]" office:value-type="float" office:value="183" calcext:value-type="float">
            <text:p>183</text:p>
          </table:table-cell>
          <table:table-cell table:formula="of:=[.E55]+[.$A$3]" office:value-type="float" office:value="350" calcext:value-type="float">
            <text:p>350</text:p>
          </table:table-cell>
          <table:table-cell/>
          <table:table-cell table:formula="of:=&quot;&quot;&amp;[.D55]&amp;&quot;, &quot;&amp;[.E55]&amp;&quot;, &quot;&amp;[.G55]&amp;&quot;, &quot;&amp;[.H55]&amp;&quot;, &quot;&amp;[.C55]&amp;&quot;&quot;" office:value-type="string" office:string-value="150, 317, 183, 350, 55" calcext:value-type="string">
            <text:p>150, 317, 183, 350, 55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116" calcext:value-type="float">
            <text:p>116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[.D56]+[.$A$3]" office:value-type="float" office:value="149" calcext:value-type="float">
            <text:p>149</text:p>
          </table:table-cell>
          <table:table-cell table:formula="of:=[.E56]+[.$A$3]" office:value-type="float" office:value="350" calcext:value-type="float">
            <text:p>350</text:p>
          </table:table-cell>
          <table:table-cell/>
          <table:table-cell table:formula="of:=&quot;&quot;&amp;[.D56]&amp;&quot;, &quot;&amp;[.E56]&amp;&quot;, &quot;&amp;[.G56]&amp;&quot;, &quot;&amp;[.H56]&amp;&quot;, &quot;&amp;[.C56]&amp;&quot;&quot;" office:value-type="string" office:string-value="116, 317, 149, 350, 56" calcext:value-type="string">
            <text:p>116, 317, 149, 350, 56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83" calcext:value-type="float">
            <text:p>83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[.D57]+[.$A$3]" office:value-type="float" office:value="116" calcext:value-type="float">
            <text:p>116</text:p>
          </table:table-cell>
          <table:table-cell table:formula="of:=[.E57]+[.$A$3]" office:value-type="float" office:value="350" calcext:value-type="float">
            <text:p>350</text:p>
          </table:table-cell>
          <table:table-cell/>
          <table:table-cell table:formula="of:=&quot;&quot;&amp;[.D57]&amp;&quot;, &quot;&amp;[.E57]&amp;&quot;, &quot;&amp;[.G57]&amp;&quot;, &quot;&amp;[.H57]&amp;&quot;, &quot;&amp;[.C57]&amp;&quot;&quot;" office:value-type="string" office:string-value="83, 317, 116, 350, 57" calcext:value-type="string">
            <text:p>83, 317, 116, 350, 57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317" calcext:value-type="float">
            <text:p>317</text:p>
          </table:table-cell>
          <table:table-cell/>
          <table:table-cell table:formula="of:=[.D58]+[.$A$3]" office:value-type="float" office:value="82" calcext:value-type="float">
            <text:p>82</text:p>
          </table:table-cell>
          <table:table-cell table:formula="of:=[.E58]+[.$A$3]" office:value-type="float" office:value="350" calcext:value-type="float">
            <text:p>350</text:p>
          </table:table-cell>
          <table:table-cell/>
          <table:table-cell table:formula="of:=&quot;&quot;&amp;[.D58]&amp;&quot;, &quot;&amp;[.E58]&amp;&quot;, &quot;&amp;[.G58]&amp;&quot;, &quot;&amp;[.H58]&amp;&quot;, &quot;&amp;[.C58]&amp;&quot;&quot;" office:value-type="string" office:string-value="49, 317, 82, 350, 58" calcext:value-type="string">
            <text:p>49, 317, 82, 350, 58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334" calcext:value-type="float">
            <text:p>334</text:p>
          </table:table-cell>
          <table:table-cell/>
          <table:table-cell table:formula="of:=[.D59]+[.$A$3]" office:value-type="float" office:value="49" calcext:value-type="float">
            <text:p>49</text:p>
          </table:table-cell>
          <table:table-cell table:formula="of:=[.E59]+[.$A$3]" office:value-type="float" office:value="367" calcext:value-type="float">
            <text:p>367</text:p>
          </table:table-cell>
          <table:table-cell/>
          <table:table-cell table:formula="of:=&quot;&quot;&amp;[.D59]&amp;&quot;, &quot;&amp;[.E59]&amp;&quot;, &quot;&amp;[.G59]&amp;&quot;, &quot;&amp;[.H59]&amp;&quot;, &quot;&amp;[.C59]&amp;&quot;&quot;" office:value-type="string" office:string-value="16, 334, 49, 367, 59" calcext:value-type="string">
            <text:p>16, 334, 49, 367, 59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office:value-type="float" office:value="367" calcext:value-type="float">
            <text:p>367</text:p>
          </table:table-cell>
          <table:table-cell/>
          <table:table-cell table:formula="of:=[.D60]+[.$A$3]" office:value-type="float" office:value="49" calcext:value-type="float">
            <text:p>49</text:p>
          </table:table-cell>
          <table:table-cell table:formula="of:=[.E60]+[.$A$3]" office:value-type="float" office:value="400" calcext:value-type="float">
            <text:p>400</text:p>
          </table:table-cell>
          <table:table-cell/>
          <table:table-cell table:formula="of:=&quot;&quot;&amp;[.D60]&amp;&quot;, &quot;&amp;[.E60]&amp;&quot;, &quot;&amp;[.G60]&amp;&quot;, &quot;&amp;[.H60]&amp;&quot;, &quot;&amp;[.C60]&amp;&quot;&quot;" office:value-type="string" office:string-value="16, 367, 49, 400, 60" calcext:value-type="string">
            <text:p>16, 367, 49, 400, 60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401" calcext:value-type="float">
            <text:p>401</text:p>
          </table:table-cell>
          <table:table-cell/>
          <table:table-cell table:formula="of:=[.D61]+[.$A$3]" office:value-type="float" office:value="49" calcext:value-type="float">
            <text:p>49</text:p>
          </table:table-cell>
          <table:table-cell table:formula="of:=[.E61]+[.$A$3]" office:value-type="float" office:value="434" calcext:value-type="float">
            <text:p>434</text:p>
          </table:table-cell>
          <table:table-cell/>
          <table:table-cell table:formula="of:=&quot;&quot;&amp;[.D61]&amp;&quot;, &quot;&amp;[.E61]&amp;&quot;, &quot;&amp;[.G61]&amp;&quot;, &quot;&amp;[.H61]&amp;&quot;, &quot;&amp;[.C61]&amp;&quot;&quot;" office:value-type="string" office:string-value="16, 401, 49, 434, 61" calcext:value-type="string">
            <text:p>16, 401, 49, 434, 61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417" calcext:value-type="float">
            <text:p>417</text:p>
          </table:table-cell>
          <table:table-cell/>
          <table:table-cell table:formula="of:=[.D62]+[.$A$3]" office:value-type="float" office:value="82" calcext:value-type="float">
            <text:p>82</text:p>
          </table:table-cell>
          <table:table-cell table:formula="of:=[.E62]+[.$A$3]" office:value-type="float" office:value="450" calcext:value-type="float">
            <text:p>450</text:p>
          </table:table-cell>
          <table:table-cell/>
          <table:table-cell table:formula="of:=&quot;&quot;&amp;[.D62]&amp;&quot;, &quot;&amp;[.E62]&amp;&quot;, &quot;&amp;[.G62]&amp;&quot;, &quot;&amp;[.H62]&amp;&quot;, &quot;&amp;[.C62]&amp;&quot;&quot;" office:value-type="string" office:string-value="49, 417, 82, 450, 62" calcext:value-type="string">
            <text:p>49, 417, 82, 450, 62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417" calcext:value-type="float">
            <text:p>417</text:p>
          </table:table-cell>
          <table:table-cell/>
          <table:table-cell table:formula="of:=[.D63]+[.$A$3]" office:value-type="float" office:value="116" calcext:value-type="float">
            <text:p>116</text:p>
          </table:table-cell>
          <table:table-cell table:formula="of:=[.E63]+[.$A$3]" office:value-type="float" office:value="450" calcext:value-type="float">
            <text:p>450</text:p>
          </table:table-cell>
          <table:table-cell/>
          <table:table-cell table:formula="of:=&quot;&quot;&amp;[.D63]&amp;&quot;, &quot;&amp;[.E63]&amp;&quot;, &quot;&amp;[.G63]&amp;&quot;, &quot;&amp;[.H63]&amp;&quot;, &quot;&amp;[.C63]&amp;&quot;&quot;" office:value-type="string" office:string-value="83, 417, 116, 450, 63" calcext:value-type="string">
            <text:p>83, 417, 116, 450, 63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116" calcext:value-type="float">
            <text:p>116</text:p>
          </table:table-cell>
          <table:table-cell office:value-type="float" office:value="417" calcext:value-type="float">
            <text:p>417</text:p>
          </table:table-cell>
          <table:table-cell/>
          <table:table-cell table:formula="of:=[.D64]+[.$A$3]" office:value-type="float" office:value="149" calcext:value-type="float">
            <text:p>149</text:p>
          </table:table-cell>
          <table:table-cell table:formula="of:=[.E64]+[.$A$3]" office:value-type="float" office:value="450" calcext:value-type="float">
            <text:p>450</text:p>
          </table:table-cell>
          <table:table-cell/>
          <table:table-cell table:formula="of:=&quot;&quot;&amp;[.D64]&amp;&quot;, &quot;&amp;[.E64]&amp;&quot;, &quot;&amp;[.G64]&amp;&quot;, &quot;&amp;[.H64]&amp;&quot;, &quot;&amp;[.C64]&amp;&quot;&quot;" office:value-type="string" office:string-value="116, 417, 149, 450, 64" calcext:value-type="string">
            <text:p>116, 417, 149, 450, 64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150" calcext:value-type="float">
            <text:p>150</text:p>
          </table:table-cell>
          <table:table-cell office:value-type="float" office:value="417" calcext:value-type="float">
            <text:p>417</text:p>
          </table:table-cell>
          <table:table-cell/>
          <table:table-cell table:formula="of:=[.D65]+[.$A$3]" office:value-type="float" office:value="183" calcext:value-type="float">
            <text:p>183</text:p>
          </table:table-cell>
          <table:table-cell table:formula="of:=[.E65]+[.$A$3]" office:value-type="float" office:value="450" calcext:value-type="float">
            <text:p>450</text:p>
          </table:table-cell>
          <table:table-cell/>
          <table:table-cell table:formula="of:=&quot;&quot;&amp;[.D65]&amp;&quot;, &quot;&amp;[.E65]&amp;&quot;, &quot;&amp;[.G65]&amp;&quot;, &quot;&amp;[.H65]&amp;&quot;, &quot;&amp;[.C65]&amp;&quot;&quot;" office:value-type="string" office:string-value="150, 417, 183, 450, 65" calcext:value-type="string">
            <text:p>150, 417, 183, 450, 65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183" calcext:value-type="float">
            <text:p>183</text:p>
          </table:table-cell>
          <table:table-cell office:value-type="float" office:value="417" calcext:value-type="float">
            <text:p>417</text:p>
          </table:table-cell>
          <table:table-cell/>
          <table:table-cell table:formula="of:=[.D66]+[.$A$3]" office:value-type="float" office:value="216" calcext:value-type="float">
            <text:p>216</text:p>
          </table:table-cell>
          <table:table-cell table:formula="of:=[.E66]+[.$A$3]" office:value-type="float" office:value="450" calcext:value-type="float">
            <text:p>450</text:p>
          </table:table-cell>
          <table:table-cell/>
          <table:table-cell table:formula="of:=&quot;&quot;&amp;[.D66]&amp;&quot;, &quot;&amp;[.E66]&amp;&quot;, &quot;&amp;[.G66]&amp;&quot;, &quot;&amp;[.H66]&amp;&quot;, &quot;&amp;[.C66]&amp;&quot;&quot;" office:value-type="string" office:string-value="183, 417, 216, 450, 66" calcext:value-type="string">
            <text:p>183, 417, 216, 450, 66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217" calcext:value-type="float">
            <text:p>217</text:p>
          </table:table-cell>
          <table:table-cell office:value-type="float" office:value="417" calcext:value-type="float">
            <text:p>417</text:p>
          </table:table-cell>
          <table:table-cell/>
          <table:table-cell table:formula="of:=[.D67]+[.$A$3]" office:value-type="float" office:value="250" calcext:value-type="float">
            <text:p>250</text:p>
          </table:table-cell>
          <table:table-cell table:formula="of:=[.E67]+[.$A$3]" office:value-type="float" office:value="450" calcext:value-type="float">
            <text:p>450</text:p>
          </table:table-cell>
          <table:table-cell/>
          <table:table-cell table:formula="of:=&quot;&quot;&amp;[.D67]&amp;&quot;, &quot;&amp;[.E67]&amp;&quot;, &quot;&amp;[.G67]&amp;&quot;, &quot;&amp;[.H67]&amp;&quot;, &quot;&amp;[.C67]&amp;&quot;&quot;" office:value-type="string" office:string-value="217, 417, 250, 450, 67" calcext:value-type="string">
            <text:p>217, 417, 250, 450, 67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250" calcext:value-type="float">
            <text:p>250</text:p>
          </table:table-cell>
          <table:table-cell office:value-type="float" office:value="434" calcext:value-type="float">
            <text:p>434</text:p>
          </table:table-cell>
          <table:table-cell office:value-type="string" calcext:value-type="string">
            <text:p>-</text:p>
          </table:table-cell>
          <table:table-cell table:formula="of:=[.D68]+[.$A$3]" office:value-type="float" office:value="283" calcext:value-type="float">
            <text:p>283</text:p>
          </table:table-cell>
          <table:table-cell table:formula="of:=[.E68]+[.$A$3]" office:value-type="float" office:value="467" calcext:value-type="float">
            <text:p>467</text:p>
          </table:table-cell>
          <table:table-cell/>
          <table:table-cell table:formula="of:=&quot;&quot;&amp;[.D68]&amp;&quot;, &quot;&amp;[.E68]&amp;&quot;, &quot;&amp;[.G68]&amp;&quot;, &quot;&amp;[.H68]&amp;&quot;, &quot;&amp;[.C68]&amp;&quot;&quot;" office:value-type="string" office:string-value="250, 434, 283, 467, 68" calcext:value-type="string">
            <text:p>250, 434, 283, 467, 68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367" calcext:value-type="float">
            <text:p>367</text:p>
          </table:table-cell>
          <table:table-cell office:value-type="float" office:value="685" calcext:value-type="float">
            <text:p>685</text:p>
          </table:table-cell>
          <table:table-cell office:value-type="string" calcext:value-type="string">
            <text:p>Internas</text:p>
          </table:table-cell>
          <table:table-cell table:formula="of:=[.D69]+[.$A$3]" office:value-type="float" office:value="400" calcext:value-type="float">
            <text:p>400</text:p>
          </table:table-cell>
          <table:table-cell table:formula="of:=[.E69]+[.$A$3]" office:value-type="float" office:value="718" calcext:value-type="float">
            <text:p>718</text:p>
          </table:table-cell>
          <table:table-cell/>
          <table:table-cell table:formula="of:=&quot;&quot;&amp;[.D69]&amp;&quot;, &quot;&amp;[.E69]&amp;&quot;, &quot;&amp;[.G69]&amp;&quot;, &quot;&amp;[.H69]&amp;&quot;, &quot;&amp;[.C69]&amp;&quot;&quot;" office:value-type="string" office:string-value="367, 685, 400, 718, 69" calcext:value-type="string">
            <text:p>367, 685, 400, 718, 69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367" calcext:value-type="float">
            <text:p>367</text:p>
          </table:table-cell>
          <table:table-cell office:value-type="float" office:value="652" calcext:value-type="float">
            <text:p>652</text:p>
          </table:table-cell>
          <table:table-cell/>
          <table:table-cell table:formula="of:=[.D70]+[.$A$3]" office:value-type="float" office:value="400" calcext:value-type="float">
            <text:p>400</text:p>
          </table:table-cell>
          <table:table-cell table:formula="of:=[.E70]+[.$A$3]" office:value-type="float" office:value="685" calcext:value-type="float">
            <text:p>685</text:p>
          </table:table-cell>
          <table:table-cell/>
          <table:table-cell table:formula="of:=&quot;&quot;&amp;[.D70]&amp;&quot;, &quot;&amp;[.E70]&amp;&quot;, &quot;&amp;[.G70]&amp;&quot;, &quot;&amp;[.H70]&amp;&quot;, &quot;&amp;[.C70]&amp;&quot;&quot;" office:value-type="string" office:string-value="367, 652, 400, 685, 70" calcext:value-type="string">
            <text:p>367, 652, 400, 685, 70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367" calcext:value-type="float">
            <text:p>367</text:p>
          </table:table-cell>
          <table:table-cell office:value-type="float" office:value="618" calcext:value-type="float">
            <text:p>618</text:p>
          </table:table-cell>
          <table:table-cell/>
          <table:table-cell table:formula="of:=[.D71]+[.$A$3]" office:value-type="float" office:value="400" calcext:value-type="float">
            <text:p>400</text:p>
          </table:table-cell>
          <table:table-cell table:formula="of:=[.E71]+[.$A$3]" office:value-type="float" office:value="651" calcext:value-type="float">
            <text:p>651</text:p>
          </table:table-cell>
          <table:table-cell/>
          <table:table-cell table:formula="of:=&quot;&quot;&amp;[.D71]&amp;&quot;, &quot;&amp;[.E71]&amp;&quot;, &quot;&amp;[.G71]&amp;&quot;, &quot;&amp;[.H71]&amp;&quot;, &quot;&amp;[.C71]&amp;&quot;&quot;" office:value-type="string" office:string-value="367, 618, 400, 651, 71" calcext:value-type="string">
            <text:p>367, 618, 400, 651, 71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367" calcext:value-type="float">
            <text:p>367</text:p>
          </table:table-cell>
          <table:table-cell office:value-type="float" office:value="585" calcext:value-type="float">
            <text:p>585</text:p>
          </table:table-cell>
          <table:table-cell/>
          <table:table-cell table:formula="of:=[.D72]+[.$A$3]" office:value-type="float" office:value="400" calcext:value-type="float">
            <text:p>400</text:p>
          </table:table-cell>
          <table:table-cell table:formula="of:=[.E72]+[.$A$3]" office:value-type="float" office:value="618" calcext:value-type="float">
            <text:p>618</text:p>
          </table:table-cell>
          <table:table-cell/>
          <table:table-cell table:formula="of:=&quot;&quot;&amp;[.D72]&amp;&quot;, &quot;&amp;[.E72]&amp;&quot;, &quot;&amp;[.G72]&amp;&quot;, &quot;&amp;[.H72]&amp;&quot;, &quot;&amp;[.C72]&amp;&quot;&quot;" office:value-type="string" office:string-value="367, 585, 400, 618, 72" calcext:value-type="string">
            <text:p>367, 585, 400, 618, 72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367" calcext:value-type="float">
            <text:p>367</text:p>
          </table:table-cell>
          <table:table-cell office:value-type="float" office:value="551" calcext:value-type="float">
            <text:p>551</text:p>
          </table:table-cell>
          <table:table-cell/>
          <table:table-cell table:formula="of:=[.D73]+[.$A$3]" office:value-type="float" office:value="400" calcext:value-type="float">
            <text:p>400</text:p>
          </table:table-cell>
          <table:table-cell table:formula="of:=[.E73]+[.$A$3]" office:value-type="float" office:value="584" calcext:value-type="float">
            <text:p>584</text:p>
          </table:table-cell>
          <table:table-cell/>
          <table:table-cell table:formula="of:=&quot;&quot;&amp;[.D73]&amp;&quot;, &quot;&amp;[.E73]&amp;&quot;, &quot;&amp;[.G73]&amp;&quot;, &quot;&amp;[.H73]&amp;&quot;, &quot;&amp;[.C73]&amp;&quot;&quot;" office:value-type="string" office:string-value="367, 551, 400, 584, 73" calcext:value-type="string">
            <text:p>367, 551, 400, 584, 73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367" calcext:value-type="float">
            <text:p>367</text:p>
          </table:table-cell>
          <table:table-cell office:value-type="float" office:value="518" calcext:value-type="float">
            <text:p>518</text:p>
          </table:table-cell>
          <table:table-cell/>
          <table:table-cell table:formula="of:=[.D74]+[.$A$3]" office:value-type="float" office:value="400" calcext:value-type="float">
            <text:p>400</text:p>
          </table:table-cell>
          <table:table-cell table:formula="of:=[.E74]+[.$A$3]" office:value-type="float" office:value="551" calcext:value-type="float">
            <text:p>551</text:p>
          </table:table-cell>
          <table:table-cell/>
          <table:table-cell table:formula="of:=&quot;&quot;&amp;[.D74]&amp;&quot;, &quot;&amp;[.E74]&amp;&quot;, &quot;&amp;[.G74]&amp;&quot;, &quot;&amp;[.H74]&amp;&quot;, &quot;&amp;[.C74]&amp;&quot;&quot;" office:value-type="string" office:string-value="367, 518, 400, 551, 74" calcext:value-type="string">
            <text:p>367, 518, 400, 551, 74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367" calcext:value-type="float">
            <text:p>367</text:p>
          </table:table-cell>
          <table:table-cell office:value-type="float" office:value="484" calcext:value-type="float">
            <text:p>484</text:p>
          </table:table-cell>
          <table:table-cell/>
          <table:table-cell table:formula="of:=[.D75]+[.$A$3]" office:value-type="float" office:value="400" calcext:value-type="float">
            <text:p>400</text:p>
          </table:table-cell>
          <table:table-cell table:formula="of:=[.E75]+[.$A$3]" office:value-type="float" office:value="517" calcext:value-type="float">
            <text:p>517</text:p>
          </table:table-cell>
          <table:table-cell/>
          <table:table-cell table:formula="of:=&quot;&quot;&amp;[.D75]&amp;&quot;, &quot;&amp;[.E75]&amp;&quot;, &quot;&amp;[.G75]&amp;&quot;, &quot;&amp;[.H75]&amp;&quot;, &quot;&amp;[.C75]&amp;&quot;&quot;" office:value-type="string" office:string-value="367, 484, 400, 517, 75" calcext:value-type="string">
            <text:p>367, 484, 400, 517, 75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685" calcext:value-type="float">
            <text:p>685</text:p>
          </table:table-cell>
          <table:table-cell office:value-type="float" office:value="367" calcext:value-type="float">
            <text:p>367</text:p>
          </table:table-cell>
          <table:table-cell/>
          <table:table-cell table:formula="of:=[.D76]+[.$A$3]" office:value-type="float" office:value="718" calcext:value-type="float">
            <text:p>718</text:p>
          </table:table-cell>
          <table:table-cell table:formula="of:=[.E76]+[.$A$3]" office:value-type="float" office:value="400" calcext:value-type="float">
            <text:p>400</text:p>
          </table:table-cell>
          <table:table-cell/>
          <table:table-cell table:formula="of:=&quot;&quot;&amp;[.D76]&amp;&quot;, &quot;&amp;[.E76]&amp;&quot;, &quot;&amp;[.G76]&amp;&quot;, &quot;&amp;[.H76]&amp;&quot;, &quot;&amp;[.C76]&amp;&quot;&quot;" office:value-type="string" office:string-value="685, 367, 718, 400, 76" calcext:value-type="string">
            <text:p>685, 367, 718, 400, 76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652" calcext:value-type="float">
            <text:p>652</text:p>
          </table:table-cell>
          <table:table-cell office:value-type="float" office:value="367" calcext:value-type="float">
            <text:p>367</text:p>
          </table:table-cell>
          <table:table-cell/>
          <table:table-cell table:formula="of:=[.D77]+[.$A$3]" office:value-type="float" office:value="685" calcext:value-type="float">
            <text:p>685</text:p>
          </table:table-cell>
          <table:table-cell table:formula="of:=[.E77]+[.$A$3]" office:value-type="float" office:value="400" calcext:value-type="float">
            <text:p>400</text:p>
          </table:table-cell>
          <table:table-cell/>
          <table:table-cell table:formula="of:=&quot;&quot;&amp;[.D77]&amp;&quot;, &quot;&amp;[.E77]&amp;&quot;, &quot;&amp;[.G77]&amp;&quot;, &quot;&amp;[.H77]&amp;&quot;, &quot;&amp;[.C77]&amp;&quot;&quot;" office:value-type="string" office:string-value="652, 367, 685, 400, 77" calcext:value-type="string">
            <text:p>652, 367, 685, 400, 77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618" calcext:value-type="float">
            <text:p>618</text:p>
          </table:table-cell>
          <table:table-cell office:value-type="float" office:value="367" calcext:value-type="float">
            <text:p>367</text:p>
          </table:table-cell>
          <table:table-cell/>
          <table:table-cell table:formula="of:=[.D78]+[.$A$3]" office:value-type="float" office:value="651" calcext:value-type="float">
            <text:p>651</text:p>
          </table:table-cell>
          <table:table-cell table:formula="of:=[.E78]+[.$A$3]" office:value-type="float" office:value="400" calcext:value-type="float">
            <text:p>400</text:p>
          </table:table-cell>
          <table:table-cell/>
          <table:table-cell table:formula="of:=&quot;&quot;&amp;[.D78]&amp;&quot;, &quot;&amp;[.E78]&amp;&quot;, &quot;&amp;[.G78]&amp;&quot;, &quot;&amp;[.H78]&amp;&quot;, &quot;&amp;[.C78]&amp;&quot;&quot;" office:value-type="string" office:string-value="618, 367, 651, 400, 78" calcext:value-type="string">
            <text:p>618, 367, 651, 400, 78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585" calcext:value-type="float">
            <text:p>585</text:p>
          </table:table-cell>
          <table:table-cell office:value-type="float" office:value="367" calcext:value-type="float">
            <text:p>367</text:p>
          </table:table-cell>
          <table:table-cell/>
          <table:table-cell table:formula="of:=[.D79]+[.$A$3]" office:value-type="float" office:value="618" calcext:value-type="float">
            <text:p>618</text:p>
          </table:table-cell>
          <table:table-cell table:formula="of:=[.E79]+[.$A$3]" office:value-type="float" office:value="400" calcext:value-type="float">
            <text:p>400</text:p>
          </table:table-cell>
          <table:table-cell/>
          <table:table-cell table:formula="of:=&quot;&quot;&amp;[.D79]&amp;&quot;, &quot;&amp;[.E79]&amp;&quot;, &quot;&amp;[.G79]&amp;&quot;, &quot;&amp;[.H79]&amp;&quot;, &quot;&amp;[.C79]&amp;&quot;&quot;" office:value-type="string" office:string-value="585, 367, 618, 400, 79" calcext:value-type="string">
            <text:p>585, 367, 618, 400, 79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51" calcext:value-type="float">
            <text:p>551</text:p>
          </table:table-cell>
          <table:table-cell office:value-type="float" office:value="367" calcext:value-type="float">
            <text:p>367</text:p>
          </table:table-cell>
          <table:table-cell/>
          <table:table-cell table:formula="of:=[.D80]+[.$A$3]" office:value-type="float" office:value="584" calcext:value-type="float">
            <text:p>584</text:p>
          </table:table-cell>
          <table:table-cell table:formula="of:=[.E80]+[.$A$3]" office:value-type="float" office:value="400" calcext:value-type="float">
            <text:p>400</text:p>
          </table:table-cell>
          <table:table-cell/>
          <table:table-cell table:formula="of:=&quot;&quot;&amp;[.D80]&amp;&quot;, &quot;&amp;[.E80]&amp;&quot;, &quot;&amp;[.G80]&amp;&quot;, &quot;&amp;[.H80]&amp;&quot;, &quot;&amp;[.C80]&amp;&quot;&quot;" office:value-type="string" office:string-value="551, 367, 584, 400, 80" calcext:value-type="string">
            <text:p>551, 367, 584, 400, 80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518" calcext:value-type="float">
            <text:p>518</text:p>
          </table:table-cell>
          <table:table-cell office:value-type="float" office:value="367" calcext:value-type="float">
            <text:p>367</text:p>
          </table:table-cell>
          <table:table-cell/>
          <table:table-cell table:formula="of:=[.D81]+[.$A$3]" office:value-type="float" office:value="551" calcext:value-type="float">
            <text:p>551</text:p>
          </table:table-cell>
          <table:table-cell table:formula="of:=[.E81]+[.$A$3]" office:value-type="float" office:value="400" calcext:value-type="float">
            <text:p>400</text:p>
          </table:table-cell>
          <table:table-cell/>
          <table:table-cell table:formula="of:=&quot;&quot;&amp;[.D81]&amp;&quot;, &quot;&amp;[.E81]&amp;&quot;, &quot;&amp;[.G81]&amp;&quot;, &quot;&amp;[.H81]&amp;&quot;, &quot;&amp;[.C81]&amp;&quot;&quot;" office:value-type="string" office:string-value="518, 367, 551, 400, 81" calcext:value-type="string">
            <text:p>518, 367, 551, 400, 81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484" calcext:value-type="float">
            <text:p>484</text:p>
          </table:table-cell>
          <table:table-cell office:value-type="float" office:value="367" calcext:value-type="float">
            <text:p>367</text:p>
          </table:table-cell>
          <table:table-cell/>
          <table:table-cell table:formula="of:=[.D82]+[.$A$3]" office:value-type="float" office:value="517" calcext:value-type="float">
            <text:p>517</text:p>
          </table:table-cell>
          <table:table-cell table:formula="of:=[.E82]+[.$A$3]" office:value-type="float" office:value="400" calcext:value-type="float">
            <text:p>400</text:p>
          </table:table-cell>
          <table:table-cell/>
          <table:table-cell table:formula="of:=&quot;&quot;&amp;[.D82]&amp;&quot;, &quot;&amp;[.E82]&amp;&quot;, &quot;&amp;[.G82]&amp;&quot;, &quot;&amp;[.H82]&amp;&quot;, &quot;&amp;[.C82]&amp;&quot;&quot;" office:value-type="string" office:string-value="484, 367, 517, 400, 82" calcext:value-type="string">
            <text:p>484, 367, 517, 400, 82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367" calcext:value-type="float">
            <text:p>367</text:p>
          </table:table-cell>
          <table:table-cell office:value-type="float" office:value="49" calcext:value-type="float">
            <text:p>49</text:p>
          </table:table-cell>
          <table:table-cell/>
          <table:table-cell table:formula="of:=[.D83]+[.$A$3]" office:value-type="float" office:value="400" calcext:value-type="float">
            <text:p>400</text:p>
          </table:table-cell>
          <table:table-cell table:formula="of:=[.E83]+[.$A$3]" office:value-type="float" office:value="82" calcext:value-type="float">
            <text:p>82</text:p>
          </table:table-cell>
          <table:table-cell/>
          <table:table-cell table:formula="of:=&quot;&quot;&amp;[.D83]&amp;&quot;, &quot;&amp;[.E83]&amp;&quot;, &quot;&amp;[.G83]&amp;&quot;, &quot;&amp;[.H83]&amp;&quot;, &quot;&amp;[.C83]&amp;&quot;&quot;" office:value-type="string" office:string-value="367, 49, 400, 82, 83" calcext:value-type="string">
            <text:p>367, 49, 400, 82, 83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367" calcext:value-type="float">
            <text:p>367</text:p>
          </table:table-cell>
          <table:table-cell office:value-type="float" office:value="83" calcext:value-type="float">
            <text:p>83</text:p>
          </table:table-cell>
          <table:table-cell/>
          <table:table-cell table:formula="of:=[.D84]+[.$A$3]" office:value-type="float" office:value="400" calcext:value-type="float">
            <text:p>400</text:p>
          </table:table-cell>
          <table:table-cell table:formula="of:=[.E84]+[.$A$3]" office:value-type="float" office:value="116" calcext:value-type="float">
            <text:p>116</text:p>
          </table:table-cell>
          <table:table-cell/>
          <table:table-cell table:formula="of:=&quot;&quot;&amp;[.D84]&amp;&quot;, &quot;&amp;[.E84]&amp;&quot;, &quot;&amp;[.G84]&amp;&quot;, &quot;&amp;[.H84]&amp;&quot;, &quot;&amp;[.C84]&amp;&quot;&quot;" office:value-type="string" office:string-value="367, 83, 400, 116, 84" calcext:value-type="string">
            <text:p>367, 83, 400, 116, 84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367" calcext:value-type="float">
            <text:p>367</text:p>
          </table:table-cell>
          <table:table-cell office:value-type="float" office:value="116" calcext:value-type="float">
            <text:p>116</text:p>
          </table:table-cell>
          <table:table-cell/>
          <table:table-cell table:formula="of:=[.D85]+[.$A$3]" office:value-type="float" office:value="400" calcext:value-type="float">
            <text:p>400</text:p>
          </table:table-cell>
          <table:table-cell table:formula="of:=[.E85]+[.$A$3]" office:value-type="float" office:value="149" calcext:value-type="float">
            <text:p>149</text:p>
          </table:table-cell>
          <table:table-cell/>
          <table:table-cell table:formula="of:=&quot;&quot;&amp;[.D85]&amp;&quot;, &quot;&amp;[.E85]&amp;&quot;, &quot;&amp;[.G85]&amp;&quot;, &quot;&amp;[.H85]&amp;&quot;, &quot;&amp;[.C85]&amp;&quot;&quot;" office:value-type="string" office:string-value="367, 116, 400, 149, 85" calcext:value-type="string">
            <text:p>367, 116, 400, 149, 85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367" calcext:value-type="float">
            <text:p>367</text:p>
          </table:table-cell>
          <table:table-cell office:value-type="float" office:value="150" calcext:value-type="float">
            <text:p>150</text:p>
          </table:table-cell>
          <table:table-cell/>
          <table:table-cell table:formula="of:=[.D86]+[.$A$3]" office:value-type="float" office:value="400" calcext:value-type="float">
            <text:p>400</text:p>
          </table:table-cell>
          <table:table-cell table:formula="of:=[.E86]+[.$A$3]" office:value-type="float" office:value="183" calcext:value-type="float">
            <text:p>183</text:p>
          </table:table-cell>
          <table:table-cell/>
          <table:table-cell table:formula="of:=&quot;&quot;&amp;[.D86]&amp;&quot;, &quot;&amp;[.E86]&amp;&quot;, &quot;&amp;[.G86]&amp;&quot;, &quot;&amp;[.H86]&amp;&quot;, &quot;&amp;[.C86]&amp;&quot;&quot;" office:value-type="string" office:string-value="367, 150, 400, 183, 86" calcext:value-type="string">
            <text:p>367, 150, 400, 183, 86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367" calcext:value-type="float">
            <text:p>367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[.D87]+[.$A$3]" office:value-type="float" office:value="400" calcext:value-type="float">
            <text:p>400</text:p>
          </table:table-cell>
          <table:table-cell table:formula="of:=[.E87]+[.$A$3]" office:value-type="float" office:value="216" calcext:value-type="float">
            <text:p>216</text:p>
          </table:table-cell>
          <table:table-cell/>
          <table:table-cell table:formula="of:=&quot;&quot;&amp;[.D87]&amp;&quot;, &quot;&amp;[.E87]&amp;&quot;, &quot;&amp;[.G87]&amp;&quot;, &quot;&amp;[.H87]&amp;&quot;, &quot;&amp;[.C87]&amp;&quot;&quot;" office:value-type="string" office:string-value="367, 183, 400, 216, 87" calcext:value-type="string">
            <text:p>367, 183, 400, 216, 87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367" calcext:value-type="float">
            <text:p>367</text:p>
          </table:table-cell>
          <table:table-cell office:value-type="float" office:value="217" calcext:value-type="float">
            <text:p>217</text:p>
          </table:table-cell>
          <table:table-cell/>
          <table:table-cell table:formula="of:=[.D88]+[.$A$3]" office:value-type="float" office:value="400" calcext:value-type="float">
            <text:p>400</text:p>
          </table:table-cell>
          <table:table-cell table:formula="of:=[.E88]+[.$A$3]" office:value-type="float" office:value="250" calcext:value-type="float">
            <text:p>250</text:p>
          </table:table-cell>
          <table:table-cell/>
          <table:table-cell table:formula="of:=&quot;&quot;&amp;[.D88]&amp;&quot;, &quot;&amp;[.E88]&amp;&quot;, &quot;&amp;[.G88]&amp;&quot;, &quot;&amp;[.H88]&amp;&quot;, &quot;&amp;[.C88]&amp;&quot;&quot;" office:value-type="string" office:string-value="367, 217, 400, 250, 88" calcext:value-type="string">
            <text:p>367, 217, 400, 250, 88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367" calcext:value-type="float">
            <text:p>367</text:p>
          </table:table-cell>
          <table:table-cell office:value-type="float" office:value="250" calcext:value-type="float">
            <text:p>250</text:p>
          </table:table-cell>
          <table:table-cell/>
          <table:table-cell table:formula="of:=[.D89]+[.$A$3]" office:value-type="float" office:value="400" calcext:value-type="float">
            <text:p>400</text:p>
          </table:table-cell>
          <table:table-cell table:formula="of:=[.E89]+[.$A$3]" office:value-type="float" office:value="283" calcext:value-type="float">
            <text:p>283</text:p>
          </table:table-cell>
          <table:table-cell/>
          <table:table-cell table:formula="of:=&quot;&quot;&amp;[.D89]&amp;&quot;, &quot;&amp;[.E89]&amp;&quot;, &quot;&amp;[.G89]&amp;&quot;, &quot;&amp;[.H89]&amp;&quot;, &quot;&amp;[.C89]&amp;&quot;&quot;" office:value-type="string" office:string-value="367, 250, 400, 283, 89" calcext:value-type="string">
            <text:p>367, 250, 400, 283, 89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367" calcext:value-type="float">
            <text:p>367</text:p>
          </table:table-cell>
          <table:table-cell/>
          <table:table-cell table:formula="of:=[.D90]+[.$A$3]" office:value-type="float" office:value="82" calcext:value-type="float">
            <text:p>82</text:p>
          </table:table-cell>
          <table:table-cell table:formula="of:=[.E90]+[.$A$3]" office:value-type="float" office:value="400" calcext:value-type="float">
            <text:p>400</text:p>
          </table:table-cell>
          <table:table-cell/>
          <table:table-cell table:formula="of:=&quot;&quot;&amp;[.D90]&amp;&quot;, &quot;&amp;[.E90]&amp;&quot;, &quot;&amp;[.G90]&amp;&quot;, &quot;&amp;[.H90]&amp;&quot;, &quot;&amp;[.C90]&amp;&quot;&quot;" office:value-type="string" office:string-value="49, 367, 82, 400, 90" calcext:value-type="string">
            <text:p>49, 367, 82, 400, 90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367" calcext:value-type="float">
            <text:p>367</text:p>
          </table:table-cell>
          <table:table-cell/>
          <table:table-cell table:formula="of:=[.D91]+[.$A$3]" office:value-type="float" office:value="116" calcext:value-type="float">
            <text:p>116</text:p>
          </table:table-cell>
          <table:table-cell table:formula="of:=[.E91]+[.$A$3]" office:value-type="float" office:value="400" calcext:value-type="float">
            <text:p>400</text:p>
          </table:table-cell>
          <table:table-cell/>
          <table:table-cell table:formula="of:=&quot;&quot;&amp;[.D91]&amp;&quot;, &quot;&amp;[.E91]&amp;&quot;, &quot;&amp;[.G91]&amp;&quot;, &quot;&amp;[.H91]&amp;&quot;, &quot;&amp;[.C91]&amp;&quot;&quot;" office:value-type="string" office:string-value="83, 367, 116, 400, 91" calcext:value-type="string">
            <text:p>83, 367, 116, 400, 91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116" calcext:value-type="float">
            <text:p>116</text:p>
          </table:table-cell>
          <table:table-cell office:value-type="float" office:value="367" calcext:value-type="float">
            <text:p>367</text:p>
          </table:table-cell>
          <table:table-cell/>
          <table:table-cell table:formula="of:=[.D92]+[.$A$3]" office:value-type="float" office:value="149" calcext:value-type="float">
            <text:p>149</text:p>
          </table:table-cell>
          <table:table-cell table:formula="of:=[.E92]+[.$A$3]" office:value-type="float" office:value="400" calcext:value-type="float">
            <text:p>400</text:p>
          </table:table-cell>
          <table:table-cell/>
          <table:table-cell table:formula="of:=&quot;&quot;&amp;[.D92]&amp;&quot;, &quot;&amp;[.E92]&amp;&quot;, &quot;&amp;[.G92]&amp;&quot;, &quot;&amp;[.H92]&amp;&quot;, &quot;&amp;[.C92]&amp;&quot;&quot;" office:value-type="string" office:string-value="116, 367, 149, 400, 92" calcext:value-type="string">
            <text:p>116, 367, 149, 400, 92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150" calcext:value-type="float">
            <text:p>150</text:p>
          </table:table-cell>
          <table:table-cell office:value-type="float" office:value="367" calcext:value-type="float">
            <text:p>367</text:p>
          </table:table-cell>
          <table:table-cell/>
          <table:table-cell table:formula="of:=[.D93]+[.$A$3]" office:value-type="float" office:value="183" calcext:value-type="float">
            <text:p>183</text:p>
          </table:table-cell>
          <table:table-cell table:formula="of:=[.E93]+[.$A$3]" office:value-type="float" office:value="400" calcext:value-type="float">
            <text:p>400</text:p>
          </table:table-cell>
          <table:table-cell/>
          <table:table-cell table:formula="of:=&quot;&quot;&amp;[.D93]&amp;&quot;, &quot;&amp;[.E93]&amp;&quot;, &quot;&amp;[.G93]&amp;&quot;, &quot;&amp;[.H93]&amp;&quot;, &quot;&amp;[.C93]&amp;&quot;&quot;" office:value-type="string" office:string-value="150, 367, 183, 400, 93" calcext:value-type="string">
            <text:p>150, 367, 183, 400, 93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183" calcext:value-type="float">
            <text:p>183</text:p>
          </table:table-cell>
          <table:table-cell office:value-type="float" office:value="367" calcext:value-type="float">
            <text:p>367</text:p>
          </table:table-cell>
          <table:table-cell/>
          <table:table-cell table:formula="of:=[.D94]+[.$A$3]" office:value-type="float" office:value="216" calcext:value-type="float">
            <text:p>216</text:p>
          </table:table-cell>
          <table:table-cell table:formula="of:=[.E94]+[.$A$3]" office:value-type="float" office:value="400" calcext:value-type="float">
            <text:p>400</text:p>
          </table:table-cell>
          <table:table-cell/>
          <table:table-cell table:formula="of:=&quot;&quot;&amp;[.D94]&amp;&quot;, &quot;&amp;[.E94]&amp;&quot;, &quot;&amp;[.G94]&amp;&quot;, &quot;&amp;[.H94]&amp;&quot;, &quot;&amp;[.C94]&amp;&quot;&quot;" office:value-type="string" office:string-value="183, 367, 216, 400, 94" calcext:value-type="string">
            <text:p>183, 367, 216, 400, 94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217" calcext:value-type="float">
            <text:p>217</text:p>
          </table:table-cell>
          <table:table-cell office:value-type="float" office:value="367" calcext:value-type="float">
            <text:p>367</text:p>
          </table:table-cell>
          <table:table-cell/>
          <table:table-cell table:formula="of:=[.D95]+[.$A$3]" office:value-type="float" office:value="250" calcext:value-type="float">
            <text:p>250</text:p>
          </table:table-cell>
          <table:table-cell table:formula="of:=[.E95]+[.$A$3]" office:value-type="float" office:value="400" calcext:value-type="float">
            <text:p>400</text:p>
          </table:table-cell>
          <table:table-cell/>
          <table:table-cell table:formula="of:=&quot;&quot;&amp;[.D95]&amp;&quot;, &quot;&amp;[.E95]&amp;&quot;, &quot;&amp;[.G95]&amp;&quot;, &quot;&amp;[.H95]&amp;&quot;, &quot;&amp;[.C95]&amp;&quot;&quot;" office:value-type="string" office:string-value="217, 367, 250, 400, 95" calcext:value-type="string">
            <text:p>217, 367, 250, 400, 95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250" calcext:value-type="float">
            <text:p>250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-</text:p>
          </table:table-cell>
          <table:table-cell table:formula="of:=[.D96]+[.$A$3]" office:value-type="float" office:value="283" calcext:value-type="float">
            <text:p>283</text:p>
          </table:table-cell>
          <table:table-cell table:formula="of:=[.E96]+[.$A$3]" office:value-type="float" office:value="400" calcext:value-type="float">
            <text:p>400</text:p>
          </table:table-cell>
          <table:table-cell/>
          <table:table-cell table:formula="of:=&quot;&quot;&amp;[.D96]&amp;&quot;, &quot;&amp;[.E96]&amp;&quot;, &quot;&amp;[.G96]&amp;&quot;, &quot;&amp;[.H96]&amp;&quot;, &quot;&amp;[.C96]&amp;&quot;&quot;" office:value-type="string" office:string-value="250, 367, 283, 400, 96" calcext:value-type="string">
            <text:p>250, 367, 283, 400, 96</text:p>
          </table:table-cell>
          <table:table-cell table:number-columns-repeated="10"/>
          <table:table-cell table:style-name="ce2" table:number-columns-repeated="16364"/>
        </table:table-row>
        <table:table-row table:style-name="ro1" table:number-rows-repeated="3">
          <table:table-cell table:number-columns-repeated="20"/>
          <table:table-cell table:style-name="ce2" table:number-columns-repeated="16364"/>
        </table:table-row>
        <table:table-row table:style-name="ro1">
          <table:table-cell office:value-type="float" office:value="66" calcext:value-type="float">
            <text:p>66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51" calcext:value-type="float">
            <text:p>351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Metas</text:p>
          </table:table-cell>
          <table:table-cell table:formula="of:=[.D100]+[.$A$100]" office:value-type="float" office:value="417" calcext:value-type="float">
            <text:p>417</text:p>
          </table:table-cell>
          <table:table-cell table:formula="of:=[.E100]+[.$A$100]" office:value-type="float" office:value="483" calcext:value-type="float">
            <text:p>483</text:p>
          </table:table-cell>
          <table:table-cell/>
          <table:table-cell table:formula="of:=&quot;&quot;&amp;[.D100]&amp;&quot;, &quot;&amp;[.E100]&amp;&quot;, &quot;&amp;[.G100]&amp;&quot;, &quot;&amp;[.H100]&amp;&quot;, &quot;&amp;[.C100]&amp;&quot;&quot;" office:value-type="string" office:string-value="351, 417, 417, 483, 100" calcext:value-type="string">
            <text:p>351, 417, 417, 483, 100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417" calcext:value-type="float">
            <text:p>417</text:p>
          </table:table-cell>
          <table:table-cell office:value-type="float" office:value="351" calcext:value-type="float">
            <text:p>351</text:p>
          </table:table-cell>
          <table:table-cell/>
          <table:table-cell table:formula="of:=[.D101]+[.$A$100]" office:value-type="float" office:value="483" calcext:value-type="float">
            <text:p>483</text:p>
          </table:table-cell>
          <table:table-cell table:formula="of:=[.E101]+[.$A$100]" office:value-type="float" office:value="417" calcext:value-type="float">
            <text:p>417</text:p>
          </table:table-cell>
          <table:table-cell/>
          <table:table-cell table:formula="of:=&quot;&quot;&amp;[.D101]&amp;&quot;, &quot;&amp;[.E101]&amp;&quot;, &quot;&amp;[.G101]&amp;&quot;, &quot;&amp;[.H101]&amp;&quot;, &quot;&amp;[.C101]&amp;&quot;&quot;" office:value-type="string" office:string-value="417, 351, 483, 417, 101" calcext:value-type="string">
            <text:p>417, 351, 483, 417, 101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351" calcext:value-type="float">
            <text:p>351</text:p>
          </table:table-cell>
          <table:table-cell office:value-type="float" office:value="284" calcext:value-type="float">
            <text:p>284</text:p>
          </table:table-cell>
          <table:table-cell/>
          <table:table-cell table:formula="of:=[.D102]+[.$A$100]" office:value-type="float" office:value="417" calcext:value-type="float">
            <text:p>417</text:p>
          </table:table-cell>
          <table:table-cell table:formula="of:=[.E102]+[.$A$100]" office:value-type="float" office:value="350" calcext:value-type="float">
            <text:p>350</text:p>
          </table:table-cell>
          <table:table-cell/>
          <table:table-cell table:formula="of:=&quot;&quot;&amp;[.D102]&amp;&quot;, &quot;&amp;[.E102]&amp;&quot;, &quot;&amp;[.G102]&amp;&quot;, &quot;&amp;[.H102]&amp;&quot;, &quot;&amp;[.C102]&amp;&quot;&quot;" office:value-type="string" office:string-value="351, 284, 417, 350, 102" calcext:value-type="string">
            <text:p>351, 284, 417, 350, 102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284" calcext:value-type="float">
            <text:p>284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-</text:p>
          </table:table-cell>
          <table:table-cell table:formula="of:=[.D103]+[.$A$100]" office:value-type="float" office:value="350" calcext:value-type="float">
            <text:p>350</text:p>
          </table:table-cell>
          <table:table-cell table:formula="of:=[.E103]+[.$A$100]" office:value-type="float" office:value="417" calcext:value-type="float">
            <text:p>417</text:p>
          </table:table-cell>
          <table:table-cell/>
          <table:table-cell table:formula="of:=&quot;&quot;&amp;[.D103]&amp;&quot;, &quot;&amp;[.E103]&amp;&quot;, &quot;&amp;[.G103]&amp;&quot;, &quot;&amp;[.H103]&amp;&quot;, &quot;&amp;[.C103]&amp;&quot;&quot;" office:value-type="string" office:string-value="284, 351, 350, 417, 103" calcext:value-type="string">
            <text:p>284, 351, 350, 417, 103</text:p>
          </table:table-cell>
          <table:table-cell table:number-columns-repeated="10"/>
          <table:table-cell table:style-name="ce2" table:number-columns-repeated="16364"/>
        </table:table-row>
        <table:table-row table:style-name="ro1" table:number-rows-repeated="6">
          <table:table-cell table:number-columns-repeated="20"/>
          <table:table-cell table:style-name="ce2" table:number-columns-repeated="16364"/>
        </table:table-row>
        <table:table-row table:style-name="ro1">
          <table:table-cell office:value-type="float" office:value="150" calcext:value-type="float">
            <text:p>15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91" calcext:value-type="float">
            <text:p>91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Casas</text:p>
          </table:table-cell>
          <table:table-cell table:formula="of:=[.D110]+[.$A$110]" office:value-type="float" office:value="241" calcext:value-type="float">
            <text:p>241</text:p>
          </table:table-cell>
          <table:table-cell table:formula="of:=[.E110]+[.$A$110]" office:value-type="float" office:value="676" calcext:value-type="float">
            <text:p>676</text:p>
          </table:table-cell>
          <table:table-cell/>
          <table:table-cell table:formula="of:=&quot;&quot;&amp;[.D110]&amp;&quot;, &quot;&amp;[.E110]&amp;&quot;, &quot;&amp;[.G110]&amp;&quot;, &quot;&amp;[.H110]&amp;&quot;, &quot;&amp;[.C110]&amp;&quot;&quot;" office:value-type="string" office:string-value="91, 526, 241, 676, 110" calcext:value-type="string">
            <text:p>91, 526, 241, 676, 110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table:number-columns-repeated="2" office:value-type="float" office:value="526" calcext:value-type="float">
            <text:p>526</text:p>
          </table:table-cell>
          <table:table-cell/>
          <table:table-cell table:formula="of:=[.D111]+[.$A$110]" office:value-type="float" office:value="676" calcext:value-type="float">
            <text:p>676</text:p>
          </table:table-cell>
          <table:table-cell table:formula="of:=[.E111]+[.$A$110]" office:value-type="float" office:value="676" calcext:value-type="float">
            <text:p>676</text:p>
          </table:table-cell>
          <table:table-cell/>
          <table:table-cell table:formula="of:=&quot;&quot;&amp;[.D111]&amp;&quot;, &quot;&amp;[.E111]&amp;&quot;, &quot;&amp;[.G111]&amp;&quot;, &quot;&amp;[.H111]&amp;&quot;, &quot;&amp;[.C111]&amp;&quot;&quot;" office:value-type="string" office:string-value="526, 526, 676, 676, 111" calcext:value-type="string">
            <text:p>526, 526, 676, 676, 111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526" calcext:value-type="float">
            <text:p>526</text:p>
          </table:table-cell>
          <table:table-cell office:value-type="float" office:value="91" calcext:value-type="float">
            <text:p>91</text:p>
          </table:table-cell>
          <table:table-cell/>
          <table:table-cell table:formula="of:=[.D112]+[.$A$110]" office:value-type="float" office:value="676" calcext:value-type="float">
            <text:p>676</text:p>
          </table:table-cell>
          <table:table-cell table:formula="of:=[.E112]+[.$A$110]" office:value-type="float" office:value="241" calcext:value-type="float">
            <text:p>241</text:p>
          </table:table-cell>
          <table:table-cell/>
          <table:table-cell table:formula="of:=&quot;&quot;&amp;[.D112]&amp;&quot;, &quot;&amp;[.E112]&amp;&quot;, &quot;&amp;[.G112]&amp;&quot;, &quot;&amp;[.H112]&amp;&quot;, &quot;&amp;[.C112]&amp;&quot;&quot;" office:value-type="string" office:string-value="526, 91, 676, 241, 112" calcext:value-type="string">
            <text:p>526, 91, 676, 241, 112</text:p>
          </table:table-cell>
          <table:table-cell table:number-columns-repeated="10"/>
          <table:table-cell table:style-name="ce2" table:number-columns-repeated="16364"/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string" calcext:value-type="string">
            <text:p>-</text:p>
          </table:table-cell>
          <table:table-cell table:formula="of:=[.D113]+[.$A$110]" office:value-type="float" office:value="241" calcext:value-type="float">
            <text:p>241</text:p>
          </table:table-cell>
          <table:table-cell table:formula="of:=[.E113]+[.$A$110]" office:value-type="float" office:value="241" calcext:value-type="float">
            <text:p>241</text:p>
          </table:table-cell>
          <table:table-cell/>
          <table:table-cell table:formula="of:=&quot;&quot;&amp;[.D113]&amp;&quot;, &quot;&amp;[.E113]&amp;&quot;, &quot;&amp;[.G113]&amp;&quot;, &quot;&amp;[.H113]&amp;&quot;, &quot;&amp;[.C113]&amp;&quot;&quot;" office:value-type="string" office:string-value="91, 91, 241, 241, 113" calcext:value-type="string">
            <text:p>91, 91, 241, 241, 113</text:p>
          </table:table-cell>
          <table:table-cell table:number-columns-repeated="10"/>
          <table:table-cell table:style-name="ce2" table:number-columns-repeated="16364"/>
        </table:table-row>
        <table:table-row table:style-name="ro1" table:number-rows-repeated="1048462">
          <table:table-cell table:number-columns-repeated="20"/>
          <table:table-cell table:style-name="ce2" table:number-columns-repeated="16364"/>
        </table:table-row>
        <table:table-row table:style-name="ro1">
          <table:table-cell table:number-columns-repeated="20"/>
          <table:table-cell table:style-name="ce2" table:number-columns-repeated="163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R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2T22:04:36.180510634</meta:creation-date>
    <dc:date>2025-11-24T14:07:11.567434694</dc:date>
    <meta:editing-duration>PT18H34M19S</meta:editing-duration>
    <meta:editing-cycles>3</meta:editing-cycles>
    <meta:generator>LibreOffice/25.2.7.2$Linux_X86_64 LibreOffice_project/75ea2c28000e31be7a59c87663c143f9f83cd1b9</meta:generator>
    <meta:document-statistic meta:table-count="1" meta:cell-count="644" meta:object-count="0"/>
  </office:meta>
</office:document-meta>
</file>